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0/Pictures/2000000D000000DF000000DF3FCD4C5E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5/Pictures/2000000D000000DF000000DF3FCD4C5E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3FCD4C5E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3FCD4C5E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04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5.5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5 1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118263">
            <text:p>118263</text:p>
          </table:table-cell>
          <table:table-cell office:value-type="float" office:value="1239">
            <text:p>1239</text:p>
          </table:table-cell>
          <table:table-cell office:value-type="float" office:value="93331">
            <text:p>93331</text:p>
          </table:table-cell>
          <table:table-cell office:value-type="float" office:value="1239">
            <text:p>1239</text:p>
          </table:table-cell>
          <table:table-cell office:value-type="float" office:value="94877.4">
            <text:p>94877,4</text:p>
          </table:table-cell>
          <table:table-cell office:value-type="float" office:value="1240.8">
            <text:p>1240,8</text:p>
          </table:table-cell>
          <table:table-cell office:value-type="float" office:value="97652">
            <text:p>97652</text:p>
          </table:table-cell>
          <table:table-cell office:value-type="float" office:value="1242">
            <text:p>1242</text:p>
          </table:table-cell>
          <table:table-cell office:value-type="float" office:value="86764">
            <text:p>86764</text:p>
          </table:table-cell>
          <table:table-cell office:value-type="float" office:value="1242">
            <text:p>1242</text:p>
          </table:table-cell>
          <table:table-cell office:value-type="float" office:value="90306.4">
            <text:p>90306,4</text:p>
          </table:table-cell>
          <table:table-cell office:value-type="float" office:value="1242">
            <text:p>1242</text:p>
          </table:table-cell>
          <table:table-cell office:value-type="float" office:value="94827">
            <text:p>94827</text:p>
          </table:table-cell>
          <table:table-cell office:value-type="float" office:value="1242">
            <text:p>1242</text:p>
          </table:table-cell>
          <table:table-cell office:value-type="float" office:value="87571">
            <text:p>87571</text:p>
          </table:table-cell>
          <table:table-cell office:value-type="float" office:value="1239">
            <text:p>1239</text:p>
          </table:table-cell>
          <table:table-cell office:value-type="float" office:value="87908.4">
            <text:p>87908,4</text:p>
          </table:table-cell>
          <table:table-cell office:value-type="float" office:value="1240.8">
            <text:p>1240,8</text:p>
          </table:table-cell>
          <table:table-cell office:value-type="float" office:value="91966">
            <text:p>91966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float" office:value="773890">
            <text:p>773890</text:p>
          </table:table-cell>
          <table:table-cell office:value-type="float" office:value="1239">
            <text:p>1239</text:p>
          </table:table-cell>
          <table:table-cell office:value-type="float" office:value="746137">
            <text:p>746137</text:p>
          </table:table-cell>
          <table:table-cell office:value-type="float" office:value="1238">
            <text:p>1238</text:p>
          </table:table-cell>
          <table:table-cell office:value-type="float" office:value="778130.2">
            <text:p>778130,2</text:p>
          </table:table-cell>
          <table:table-cell office:value-type="float" office:value="1238">
            <text:p>1238</text:p>
          </table:table-cell>
          <table:table-cell office:value-type="float" office:value="824691">
            <text:p>824691</text:p>
          </table:table-cell>
          <table:table-cell office:value-type="float" office:value="1238">
            <text:p>1238</text:p>
          </table:table-cell>
          <table:table-cell office:value-type="float" office:value="717144">
            <text:p>717144</text:p>
          </table:table-cell>
          <table:table-cell office:value-type="float" office:value="1238">
            <text:p>1238</text:p>
          </table:table-cell>
          <table:table-cell office:value-type="float" office:value="738461.2">
            <text:p>738461,2</text:p>
          </table:table-cell>
          <table:table-cell office:value-type="float" office:value="1238.4">
            <text:p>1238,4</text:p>
          </table:table-cell>
          <table:table-cell office:value-type="float" office:value="745587">
            <text:p>745587</text:p>
          </table:table-cell>
          <table:table-cell office:value-type="float" office:value="1239">
            <text:p>1239</text:p>
          </table:table-cell>
          <table:table-cell office:value-type="float" office:value="703403">
            <text:p>703403</text:p>
          </table:table-cell>
          <table:table-cell office:value-type="float" office:value="1236">
            <text:p>1236</text:p>
          </table:table-cell>
          <table:table-cell office:value-type="float" office:value="701178">
            <text:p>701178</text:p>
          </table:table-cell>
          <table:table-cell office:value-type="float" office:value="1237.8">
            <text:p>1237,8</text:p>
          </table:table-cell>
          <table:table-cell office:value-type="float" office:value="700248">
            <text:p>700248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287593">
            <text:p>6287593</text:p>
          </table:table-cell>
          <table:table-cell office:value-type="float" office:value="1239">
            <text:p>1239</text:p>
          </table:table-cell>
          <table:table-cell office:value-type="float" office:value="7151718">
            <text:p>7151718</text:p>
          </table:table-cell>
          <table:table-cell office:value-type="float" office:value="1236">
            <text:p>1236</text:p>
          </table:table-cell>
          <table:table-cell office:value-type="float" office:value="6995418.4">
            <text:p>6995418,4</text:p>
          </table:table-cell>
          <table:table-cell office:value-type="float" office:value="1237.6">
            <text:p>1237,6</text:p>
          </table:table-cell>
          <table:table-cell office:value-type="float" office:value="7009377">
            <text:p>7009377</text:p>
          </table:table-cell>
          <table:table-cell office:value-type="float" office:value="1238">
            <text:p>1238</text:p>
          </table:table-cell>
          <table:table-cell office:value-type="float" office:value="6912764">
            <text:p>6912764</text:p>
          </table:table-cell>
          <table:table-cell office:value-type="float" office:value="1236">
            <text:p>1236</text:p>
          </table:table-cell>
          <table:table-cell office:value-type="float" office:value="6861316">
            <text:p>6861316</text:p>
          </table:table-cell>
          <table:table-cell office:value-type="float" office:value="1237.6">
            <text:p>1237,6</text:p>
          </table:table-cell>
          <table:table-cell office:value-type="float" office:value="6956770">
            <text:p>6956770</text:p>
          </table:table-cell>
          <table:table-cell office:value-type="float" office:value="1238">
            <text:p>1238</text:p>
          </table:table-cell>
          <table:table-cell office:value-type="float" office:value="6662816">
            <text:p>6662816</text:p>
          </table:table-cell>
          <table:table-cell office:value-type="float" office:value="1236">
            <text:p>1236</text:p>
          </table:table-cell>
          <table:table-cell office:value-type="float" office:value="6628806.4">
            <text:p>6628806,4</text:p>
          </table:table-cell>
          <table:table-cell office:value-type="float" office:value="1238">
            <text:p>1238</text:p>
          </table:table-cell>
          <table:table-cell office:value-type="float" office:value="6661198">
            <text:p>6661198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0760918">
            <text:p>60760918</text:p>
          </table:table-cell>
          <table:table-cell office:value-type="float" office:value="1239">
            <text:p>1239</text:p>
          </table:table-cell>
          <table:table-cell office:value-type="float" office:value="61761882">
            <text:p>61761882</text:p>
          </table:table-cell>
          <table:table-cell office:value-type="float" office:value="1236">
            <text:p>1236</text:p>
          </table:table-cell>
          <table:table-cell office:value-type="float" office:value="62106725.8">
            <text:p>62106725,8</text:p>
          </table:table-cell>
          <table:table-cell office:value-type="float" office:value="1237.2">
            <text:p>1237,2</text:p>
          </table:table-cell>
          <table:table-cell office:value-type="float" office:value="62398139">
            <text:p>62398139</text:p>
          </table:table-cell>
          <table:table-cell office:value-type="float" office:value="1238">
            <text:p>1238</text:p>
          </table:table-cell>
          <table:table-cell office:value-type="float" office:value="62081028">
            <text:p>62081028</text:p>
          </table:table-cell>
          <table:table-cell office:value-type="float" office:value="1236">
            <text:p>1236</text:p>
          </table:table-cell>
          <table:table-cell office:value-type="float" office:value="62024558.6">
            <text:p>62024558,6</text:p>
          </table:table-cell>
          <table:table-cell office:value-type="float" office:value="1237.6">
            <text:p>1237,6</text:p>
          </table:table-cell>
          <table:table-cell office:value-type="float" office:value="62558386">
            <text:p>62558386</text:p>
          </table:table-cell>
          <table:table-cell office:value-type="float" office:value="1238">
            <text:p>1238</text:p>
          </table:table-cell>
          <table:table-cell office:value-type="float" office:value="61775319">
            <text:p>61775319</text:p>
          </table:table-cell>
          <table:table-cell office:value-type="float" office:value="1236">
            <text:p>1236</text:p>
          </table:table-cell>
          <table:table-cell office:value-type="float" office:value="61767918.6">
            <text:p>61767918,6</text:p>
          </table:table-cell>
          <table:table-cell office:value-type="float" office:value="1237.6">
            <text:p>1237,6</text:p>
          </table:table-cell>
          <table:table-cell office:value-type="float" office:value="62101372">
            <text:p>62101372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'ABZ5 10C_MMM'.F31" table:end-x="3.378cm" table:end-y="0.057cm" draw:z-index="0" draw:style-name="gr1" svg:width="22.543cm" svg:height="10.895cm" svg:x="0.001cm" svg:y="0.001cm">
              <draw:object draw:notify-on-update-of-ranges="'ABZ5 10C_MMM'.A1:'ABZ5 10C_MMM'.A1 'ABZ5 10C_MMM'.B1:'ABZ5 10C_MMM'.B1 'ABZ5 10C_MMM'.B2:'ABZ5 10C_MMM'.B5 'ABZ5 10C_MMM'.A2:'ABZ5 10C_MMM'.A5 'ABZ5 10C_MMM'.D1:'ABZ5 10C_MMM'.D1 'ABZ5 10C_MMM'.D2:'ABZ5 10C_MMM'.D5 'ABZ5 10C_MMM'.C2:'ABZ5 10C_MMM'.C5 'ABZ5 10C_MMM'.F1:'ABZ5 10C_MMM'.F1 'ABZ5 10C_MMM'.F2:'ABZ5 10C_MMM'.F5 'ABZ5 10C_MMM'.E2:'ABZ5 10C_MMM'.E5 'ABZ5 10C_MMM'.H1:'ABZ5 10C_MMM'.H1 'ABZ5 10C_MMM'.H2:'ABZ5 10C_MMM'.H5 'ABZ5 10C_MMM'.G2:'ABZ5 10C_MMM'.G5 'ABZ5 10C_MMM'.J1:'ABZ5 10C_MMM'.J1 'ABZ5 10C_MMM'.J2:'ABZ5 10C_MMM'.J5 'ABZ5 10C_MMM'.I2:'ABZ5 10C_MMM'.I5 'ABZ5 10C_MMM'.L1:'ABZ5 10C_MMM'.L1 'ABZ5 10C_MMM'.L2:'ABZ5 10C_MMM'.L5 'ABZ5 10C_MMM'.K2:'ABZ5 10C_MMM'.K5 'ABZ5 10C_MMM'.N1:'ABZ5 10C_MMM'.N1 'ABZ5 10C_MMM'.N2:'ABZ5 10C_MMM'.N5 'ABZ5 10C_MMM'.M2:'ABZ5 10C_MMM'.M5 'ABZ5 10C_MMM'.P1:'ABZ5 10C_MMM'.P1 'ABZ5 10C_MMM'.P2:'ABZ5 10C_MMM'.P5 'ABZ5 10C_MMM'.O2:'ABZ5 10C_MMM'.O5 'ABZ5 10C_MMM'.R1:'ABZ5 10C_MMM'.R1 'ABZ5 10C_MMM'.R2:'ABZ5 10C_MMM'.R5 'ABZ5 10C_MMM'.Q2:'ABZ5 10C_MMM'.Q5 'ABZ5 10C_MMM'.T1:'ABZ5 10C_MMM'.T1 'ABZ5 10C_MMM'.T2:'ABZ5 10C_MMM'.T5 'ABZ5 10C_MMM'.S2:'ABZ5 10C_MMM'.S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table:style-name="ce2" office:value-type="float" office:value="1236">
            <text:p>1236</text:p>
          </table:table-cell>
          <table:table-cell table:style-name="ce2" office:value-type="float" office:value="45709932">
            <text:p>4570993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3" office:value-type="float" office:value="1238">
            <text:p>1238</text:p>
          </table:table-cell>
          <table:table-cell table:style-name="ce3" office:value-type="float" office:value="53933674">
            <text:p>5393367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10"/>
          <table:table-cell table:style-name="ce3" office:value-type="float" office:value="1236">
            <text:p>1236</text:p>
          </table:table-cell>
          <table:table-cell table:style-name="ce3" office:value-type="float" office:value="47395863">
            <text:p>4739586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3" office:value-type="float" office:value="1238">
            <text:p>1238</text:p>
          </table:table-cell>
          <table:table-cell table:style-name="ce3" office:value-type="float" office:value="52533467">
            <text:p>5253346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3" office:value-type="float" office:value="1238">
            <text:p>1238</text:p>
          </table:table-cell>
          <table:table-cell table:style-name="ce3" office:value-type="float" office:value="45519799">
            <text:p>4551979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formula="of:= SUM ([.P9:.P13])/5" office:value-type="float" office:value="1237.2">
            <text:p>1237,2</text:p>
          </table:table-cell>
          <table:table-cell table:formula="of:= SUM ([.Q9:.Q13])/5" office:value-type="float" office:value="49018547">
            <text:p>49018547</text:p>
          </table:table-cell>
          <table:table-cell table:number-columns-repeated="3"/>
        </table:table-row>
      </table:table>
      <table:table table:name="ABZ5 10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118263">
            <text:p>118263</text:p>
          </table:table-cell>
          <table:table-cell office:value-type="float" office:value="1239">
            <text:p>1239</text:p>
          </table:table-cell>
          <table:table-cell office:value-type="float" office:value="99397">
            <text:p>99397</text:p>
          </table:table-cell>
          <table:table-cell office:value-type="float" office:value="1239">
            <text:p>1239</text:p>
          </table:table-cell>
          <table:table-cell office:value-type="float" office:value="96059.6">
            <text:p>96059,6</text:p>
          </table:table-cell>
          <table:table-cell office:value-type="float" office:value="1242.8">
            <text:p>1242,8</text:p>
          </table:table-cell>
          <table:table-cell office:value-type="float" office:value="90178">
            <text:p>90178</text:p>
          </table:table-cell>
          <table:table-cell office:value-type="float" office:value="1250">
            <text:p>1250</text:p>
          </table:table-cell>
          <table:table-cell office:value-type="float" office:value="86713">
            <text:p>86713</text:p>
          </table:table-cell>
          <table:table-cell office:value-type="float" office:value="1239">
            <text:p>1239</text:p>
          </table:table-cell>
          <table:table-cell office:value-type="float" office:value="89442.4">
            <text:p>89442,4</text:p>
          </table:table-cell>
          <table:table-cell office:value-type="float" office:value="1243.2">
            <text:p>1243,2</text:p>
          </table:table-cell>
          <table:table-cell office:value-type="float" office:value="94444">
            <text:p>94444</text:p>
          </table:table-cell>
          <table:table-cell office:value-type="float" office:value="1249">
            <text:p>1249</text:p>
          </table:table-cell>
          <table:table-cell office:value-type="float" office:value="82566">
            <text:p>82566</text:p>
          </table:table-cell>
          <table:table-cell office:value-type="float" office:value="1239">
            <text:p>1239</text:p>
          </table:table-cell>
          <table:table-cell office:value-type="float" office:value="82751.4">
            <text:p>82751,4</text:p>
          </table:table-cell>
          <table:table-cell office:value-type="float" office:value="1246.2">
            <text:p>1246,2</text:p>
          </table:table-cell>
          <table:table-cell office:value-type="float" office:value="89351">
            <text:p>89351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773890">
            <text:p>773890</text:p>
          </table:table-cell>
          <table:table-cell office:value-type="float" office:value="1239">
            <text:p>1239</text:p>
          </table:table-cell>
          <table:table-cell office:value-type="float" office:value="754994">
            <text:p>754994</text:p>
          </table:table-cell>
          <table:table-cell office:value-type="float" office:value="1234">
            <text:p>1234</text:p>
          </table:table-cell>
          <table:table-cell office:value-type="float" office:value="761663.8">
            <text:p>761663,8</text:p>
          </table:table-cell>
          <table:table-cell office:value-type="float" office:value="1237">
            <text:p>1237</text:p>
          </table:table-cell>
          <table:table-cell office:value-type="float" office:value="770043">
            <text:p>770043</text:p>
          </table:table-cell>
          <table:table-cell office:value-type="float" office:value="1239">
            <text:p>1239</text:p>
          </table:table-cell>
          <table:table-cell office:value-type="float" office:value="721674">
            <text:p>721674</text:p>
          </table:table-cell>
          <table:table-cell office:value-type="float" office:value="1234">
            <text:p>1234</text:p>
          </table:table-cell>
          <table:table-cell office:value-type="float" office:value="713062.6">
            <text:p>713062,6</text:p>
          </table:table-cell>
          <table:table-cell office:value-type="float" office:value="1237.6">
            <text:p>1237,6</text:p>
          </table:table-cell>
          <table:table-cell office:value-type="float" office:value="700157">
            <text:p>700157</text:p>
          </table:table-cell>
          <table:table-cell office:value-type="float" office:value="1242">
            <text:p>1242</text:p>
          </table:table-cell>
          <table:table-cell office:value-type="float" office:value="695136">
            <text:p>695136</text:p>
          </table:table-cell>
          <table:table-cell office:value-type="float" office:value="1238">
            <text:p>1238</text:p>
          </table:table-cell>
          <table:table-cell office:value-type="float" office:value="709630.2">
            <text:p>709630,2</text:p>
          </table:table-cell>
          <table:table-cell office:value-type="float" office:value="1238.2">
            <text:p>1238,2</text:p>
          </table:table-cell>
          <table:table-cell office:value-type="float" office:value="705501">
            <text:p>705501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287593">
            <text:p>6287593</text:p>
          </table:table-cell>
          <table:table-cell office:value-type="float" office:value="1239">
            <text:p>1239</text:p>
          </table:table-cell>
          <table:table-cell office:value-type="float" office:value="7252580">
            <text:p>7252580</text:p>
          </table:table-cell>
          <table:table-cell office:value-type="float" office:value="1236">
            <text:p>1236</text:p>
          </table:table-cell>
          <table:table-cell office:value-type="float" office:value="7328616.6">
            <text:p>7328616,6</text:p>
          </table:table-cell>
          <table:table-cell office:value-type="float" office:value="1236">
            <text:p>1236</text:p>
          </table:table-cell>
          <table:table-cell office:value-type="float" office:value="7399881">
            <text:p>7399881</text:p>
          </table:table-cell>
          <table:table-cell office:value-type="float" office:value="1236">
            <text:p>1236</text:p>
          </table:table-cell>
          <table:table-cell office:value-type="float" office:value="6729392">
            <text:p>6729392</text:p>
          </table:table-cell>
          <table:table-cell office:value-type="float" office:value="1236">
            <text:p>1236</text:p>
          </table:table-cell>
          <table:table-cell office:value-type="float" office:value="6821893">
            <text:p>6821893</text:p>
          </table:table-cell>
          <table:table-cell office:value-type="float" office:value="1236.4">
            <text:p>1236,4</text:p>
          </table:table-cell>
          <table:table-cell office:value-type="float" office:value="6701279">
            <text:p>6701279</text:p>
          </table:table-cell>
          <table:table-cell office:value-type="float" office:value="1238">
            <text:p>1238</text:p>
          </table:table-cell>
          <table:table-cell office:value-type="float" office:value="6763453">
            <text:p>6763453</text:p>
          </table:table-cell>
          <table:table-cell office:value-type="float" office:value="1236">
            <text:p>1236</text:p>
          </table:table-cell>
          <table:table-cell office:value-type="float" office:value="6801845.2">
            <text:p>6801845,2</text:p>
          </table:table-cell>
          <table:table-cell office:value-type="float" office:value="1236">
            <text:p>1236</text:p>
          </table:table-cell>
          <table:table-cell office:value-type="float" office:value="6862461">
            <text:p>6862461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60760918">
            <text:p>60760918</text:p>
          </table:table-cell>
          <table:table-cell office:value-type="float" office:value="1239">
            <text:p>1239</text:p>
          </table:table-cell>
          <table:table-cell office:value-type="float" office:value="68695487">
            <text:p>68695487</text:p>
          </table:table-cell>
          <table:table-cell office:value-type="float" office:value="1236">
            <text:p>1236</text:p>
          </table:table-cell>
          <table:table-cell office:value-type="float" office:value="68781150.2">
            <text:p>68781150,2</text:p>
          </table:table-cell>
          <table:table-cell office:value-type="float" office:value="1236.4">
            <text:p>1236,4</text:p>
          </table:table-cell>
          <table:table-cell office:value-type="float" office:value="67533029">
            <text:p>67533029</text:p>
          </table:table-cell>
          <table:table-cell office:value-type="float" office:value="1238">
            <text:p>1238</text:p>
          </table:table-cell>
          <table:table-cell office:value-type="float" office:value="64521186">
            <text:p>64521186</text:p>
          </table:table-cell>
          <table:table-cell office:value-type="float" office:value="1236">
            <text:p>1236</text:p>
          </table:table-cell>
          <table:table-cell office:value-type="float" office:value="65236287">
            <text:p>65236287</text:p>
          </table:table-cell>
          <table:table-cell office:value-type="float" office:value="1236">
            <text:p>1236</text:p>
          </table:table-cell>
          <table:table-cell office:value-type="float" office:value="66802260">
            <text:p>66802260</text:p>
          </table:table-cell>
          <table:table-cell office:value-type="float" office:value="1236">
            <text:p>1236</text:p>
          </table:table-cell>
          <table:table-cell office:value-type="float" office:value="65418746">
            <text:p>65418746</text:p>
          </table:table-cell>
          <table:table-cell office:value-type="float" office:value="1234">
            <text:p>1234</text:p>
          </table:table-cell>
          <table:table-cell office:value-type="float" office:value="65098683.6">
            <text:p>65098683,6</text:p>
          </table:table-cell>
          <table:table-cell office:value-type="float" office:value="1236">
            <text:p>1236</text:p>
          </table:table-cell>
          <table:table-cell office:value-type="float" office:value="64992699">
            <text:p>64992699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'ABZ5 100C_MMM'.F31" table:end-x="3.378cm" table:end-y="0.057cm" draw:z-index="0" draw:style-name="gr1" svg:width="22.543cm" svg:height="10.895cm" svg:x="0.001cm" svg:y="0.001cm">
              <draw:object draw:notify-on-update-of-ranges="'ABZ5 100C_MMM'.A1:'ABZ5 100C_MMM'.A1 'ABZ5 100C_MMM'.B1:'ABZ5 100C_MMM'.B1 'ABZ5 100C_MMM'.B2:'ABZ5 100C_MMM'.B5 'ABZ5 100C_MMM'.A2:'ABZ5 100C_MMM'.A5 'ABZ5 100C_MMM'.D1:'ABZ5 100C_MMM'.D1 'ABZ5 100C_MMM'.D2:'ABZ5 100C_MMM'.D5 'ABZ5 100C_MMM'.C2:'ABZ5 100C_MMM'.C5 'ABZ5 100C_MMM'.F1:'ABZ5 100C_MMM'.F1 'ABZ5 100C_MMM'.F2:'ABZ5 100C_MMM'.F5 'ABZ5 100C_MMM'.E2:'ABZ5 100C_MMM'.E5 'ABZ5 100C_MMM'.H1:'ABZ5 100C_MMM'.H1 'ABZ5 100C_MMM'.H2:'ABZ5 100C_MMM'.H5 'ABZ5 100C_MMM'.G2:'ABZ5 100C_MMM'.G5 'ABZ5 100C_MMM'.J1:'ABZ5 100C_MMM'.J1 'ABZ5 100C_MMM'.J2:'ABZ5 100C_MMM'.J5 'ABZ5 100C_MMM'.I2:'ABZ5 100C_MMM'.I5 'ABZ5 100C_MMM'.L1:'ABZ5 100C_MMM'.L1 'ABZ5 100C_MMM'.L2:'ABZ5 100C_MMM'.L5 'ABZ5 100C_MMM'.K2:'ABZ5 100C_MMM'.K5 'ABZ5 100C_MMM'.N1:'ABZ5 100C_MMM'.N1 'ABZ5 100C_MMM'.N2:'ABZ5 100C_MMM'.N5 'ABZ5 100C_MMM'.M2:'ABZ5 100C_MMM'.M5 'ABZ5 100C_MMM'.P1:'ABZ5 100C_MMM'.P1 'ABZ5 100C_MMM'.P2:'ABZ5 100C_MMM'.P5 'ABZ5 100C_MMM'.O2:'ABZ5 100C_MMM'.O5 'ABZ5 100C_MMM'.R1:'ABZ5 100C_MMM'.R1 'ABZ5 100C_MMM'.R2:'ABZ5 100C_MMM'.R5 'ABZ5 100C_MMM'.Q2:'ABZ5 100C_MMM'.Q5 'ABZ5 100C_MMM'.T1:'ABZ5 100C_MMM'.T1 'ABZ5 100C_MMM'.T2:'ABZ5 100C_MMM'.T5 'ABZ5 100C_MMM'.S2:'ABZ5 100C_MMM'.S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7"/>
          <table:table-cell table:style-name="ce2" office:value-type="float" office:value="1236">
            <text:p>1236</text:p>
          </table:table-cell>
          <table:table-cell table:style-name="ce2" office:value-type="float" office:value="65508093">
            <text:p>65508093</text:p>
          </table:table-cell>
          <table:table-cell/>
        </table:table-row>
        <table:table-row table:style-name="ro1">
          <table:table-cell table:number-columns-repeated="17"/>
          <table:table-cell table:style-name="ce4" office:value-type="float" office:value="1234">
            <text:p>1234</text:p>
          </table:table-cell>
          <table:table-cell table:style-name="ce3" office:value-type="float" office:value="65418746">
            <text:p>65418746</text:p>
          </table:table-cell>
          <table:table-cell/>
        </table:table-row>
        <table:table-row table:style-name="ro1">
          <table:table-cell table:number-columns-repeated="17"/>
          <table:table-cell table:style-name="ce3" office:value-type="float" office:value="1236">
            <text:p>1236</text:p>
          </table:table-cell>
          <table:table-cell table:style-name="ce3" office:value-type="float" office:value="64281883">
            <text:p>64281883</text:p>
          </table:table-cell>
          <table:table-cell/>
        </table:table-row>
        <table:table-row table:style-name="ro1">
          <table:table-cell table:number-columns-repeated="17"/>
          <table:table-cell table:style-name="ce3" office:value-type="float" office:value="1236">
            <text:p>1236</text:p>
          </table:table-cell>
          <table:table-cell table:style-name="ce3" office:value-type="float" office:value="65291997">
            <text:p>65291997</text:p>
          </table:table-cell>
          <table:table-cell/>
        </table:table-row>
        <table:table-row table:style-name="ro1">
          <table:table-cell table:number-columns-repeated="17"/>
          <table:table-cell table:style-name="ce3" office:value-type="float" office:value="1238">
            <text:p>1238</text:p>
          </table:table-cell>
          <table:table-cell table:style-name="ce3" office:value-type="float" office:value="64992699">
            <text:p>64992699</text:p>
          </table:table-cell>
          <table:table-cell/>
        </table:table-row>
        <table:table-row table:style-name="ro1">
          <table:table-cell table:number-columns-repeated="17"/>
          <table:table-cell table:formula="of:= SUM ([.R11:.R15])/5" office:value-type="float" office:value="1236">
            <text:p>1236</text:p>
          </table:table-cell>
          <table:table-cell table:formula="of:= SUM ([.S11:.S15])/5" office:value-type="float" office:value="65098683.6">
            <text:p>65098683,6</text:p>
          </table:table-cell>
          <table:table-cell/>
        </table:table-row>
      </table:table>
      <table:table table:name="ABZ5 1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118263">
            <text:p>118263</text:p>
          </table:table-cell>
          <table:table-cell office:value-type="float" office:value="1239">
            <text:p>1239</text:p>
          </table:table-cell>
          <table:table-cell office:value-type="float" office:value="84188">
            <text:p>84188</text:p>
          </table:table-cell>
          <table:table-cell office:value-type="float" office:value="1234">
            <text:p>1234</text:p>
          </table:table-cell>
          <table:table-cell office:value-type="float" office:value="88457.6">
            <text:p>88457,6</text:p>
          </table:table-cell>
          <table:table-cell office:value-type="float" office:value="1238.2">
            <text:p>1238,2</text:p>
          </table:table-cell>
          <table:table-cell office:value-type="float" office:value="84801">
            <text:p>84801</text:p>
          </table:table-cell>
          <table:table-cell office:value-type="float" office:value="1242">
            <text:p>1242</text:p>
          </table:table-cell>
          <table:table-cell office:value-type="float" office:value="91467">
            <text:p>91467</text:p>
          </table:table-cell>
          <table:table-cell office:value-type="float" office:value="1234">
            <text:p>1234</text:p>
          </table:table-cell>
          <table:table-cell office:value-type="float" office:value="92305">
            <text:p>92305</text:p>
          </table:table-cell>
          <table:table-cell office:value-type="float" office:value="1238.6">
            <text:p>1238,6</text:p>
          </table:table-cell>
          <table:table-cell office:value-type="float" office:value="91983">
            <text:p>91983</text:p>
          </table:table-cell>
          <table:table-cell office:value-type="float" office:value="1242">
            <text:p>1242</text:p>
          </table:table-cell>
          <table:table-cell office:value-type="float" office:value="93756">
            <text:p>93756</text:p>
          </table:table-cell>
          <table:table-cell office:value-type="float" office:value="1239">
            <text:p>1239</text:p>
          </table:table-cell>
          <table:table-cell office:value-type="float" office:value="88666.8">
            <text:p>88666,8</text:p>
          </table:table-cell>
          <table:table-cell office:value-type="float" office:value="1242.6">
            <text:p>1242,6</text:p>
          </table:table-cell>
          <table:table-cell office:value-type="float" office:value="88365">
            <text:p>88365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773890">
            <text:p>773890</text:p>
          </table:table-cell>
          <table:table-cell office:value-type="float" office:value="1239">
            <text:p>1239</text:p>
          </table:table-cell>
          <table:table-cell office:value-type="float" office:value="781385">
            <text:p>781385</text:p>
          </table:table-cell>
          <table:table-cell office:value-type="float" office:value="1234">
            <text:p>1234</text:p>
          </table:table-cell>
          <table:table-cell office:value-type="float" office:value="761578">
            <text:p>761578</text:p>
          </table:table-cell>
          <table:table-cell office:value-type="float" office:value="1236.6">
            <text:p>1236,6</text:p>
          </table:table-cell>
          <table:table-cell office:value-type="float" office:value="729118">
            <text:p>729118</text:p>
          </table:table-cell>
          <table:table-cell office:value-type="float" office:value="1239">
            <text:p>1239</text:p>
          </table:table-cell>
          <table:table-cell office:value-type="float" office:value="733702">
            <text:p>733702</text:p>
          </table:table-cell>
          <table:table-cell office:value-type="float" office:value="1238">
            <text:p>1238</text:p>
          </table:table-cell>
          <table:table-cell office:value-type="float" office:value="769871.2">
            <text:p>769871,2</text:p>
          </table:table-cell>
          <table:table-cell office:value-type="float" office:value="1238.4">
            <text:p>1238,4</text:p>
          </table:table-cell>
          <table:table-cell office:value-type="float" office:value="762392">
            <text:p>762392</text:p>
          </table:table-cell>
          <table:table-cell office:value-type="float" office:value="1239">
            <text:p>1239</text:p>
          </table:table-cell>
          <table:table-cell office:value-type="float" office:value="770089">
            <text:p>770089</text:p>
          </table:table-cell>
          <table:table-cell office:value-type="float" office:value="1238">
            <text:p>1238</text:p>
          </table:table-cell>
          <table:table-cell office:value-type="float" office:value="790551">
            <text:p>790551</text:p>
          </table:table-cell>
          <table:table-cell office:value-type="float" office:value="1238.2">
            <text:p>1238,2</text:p>
          </table:table-cell>
          <table:table-cell office:value-type="float" office:value="796702">
            <text:p>796702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287593">
            <text:p>6287593</text:p>
          </table:table-cell>
          <table:table-cell office:value-type="float" office:value="1239">
            <text:p>1239</text:p>
          </table:table-cell>
          <table:table-cell office:value-type="float" office:value="7311356">
            <text:p>7311356</text:p>
          </table:table-cell>
          <table:table-cell office:value-type="float" office:value="1236">
            <text:p>1236</text:p>
          </table:table-cell>
          <table:table-cell office:value-type="float" office:value="7099218">
            <text:p>7099218</text:p>
          </table:table-cell>
          <table:table-cell office:value-type="float" office:value="1237.6">
            <text:p>1237,6</text:p>
          </table:table-cell>
          <table:table-cell office:value-type="float" office:value="7177434">
            <text:p>7177434</text:p>
          </table:table-cell>
          <table:table-cell office:value-type="float" office:value="1238">
            <text:p>1238</text:p>
          </table:table-cell>
          <table:table-cell office:value-type="float" office:value="6783910">
            <text:p>6783910</text:p>
          </table:table-cell>
          <table:table-cell office:value-type="float" office:value="1238">
            <text:p>1238</text:p>
          </table:table-cell>
          <table:table-cell office:value-type="float" office:value="6876404.2">
            <text:p>6876404,2</text:p>
          </table:table-cell>
          <table:table-cell office:value-type="float" office:value="1238">
            <text:p>1238</text:p>
          </table:table-cell>
          <table:table-cell office:value-type="float" office:value="6975795">
            <text:p>6975795</text:p>
          </table:table-cell>
          <table:table-cell office:value-type="float" office:value="1238">
            <text:p>1238</text:p>
          </table:table-cell>
          <table:table-cell office:value-type="float" office:value="7278149">
            <text:p>7278149</text:p>
          </table:table-cell>
          <table:table-cell office:value-type="float" office:value="1236">
            <text:p>1236</text:p>
          </table:table-cell>
          <table:table-cell office:value-type="float" office:value="7432203.6">
            <text:p>7432203,6</text:p>
          </table:table-cell>
          <table:table-cell office:value-type="float" office:value="1237.2">
            <text:p>1237,2</text:p>
          </table:table-cell>
          <table:table-cell office:value-type="float" office:value="7702244">
            <text:p>7702244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60760918">
            <text:p>60760918</text:p>
          </table:table-cell>
          <table:table-cell office:value-type="float" office:value="1239">
            <text:p>1239</text:p>
          </table:table-cell>
          <table:table-cell office:value-type="float" office:value="62553048">
            <text:p>62553048</text:p>
          </table:table-cell>
          <table:table-cell office:value-type="float" office:value="1234">
            <text:p>1234</text:p>
          </table:table-cell>
          <table:table-cell office:value-type="float" office:value="62340601.4">
            <text:p>62340601,4</text:p>
          </table:table-cell>
          <table:table-cell office:value-type="float" office:value="1236.8">
            <text:p>1236,8</text:p>
          </table:table-cell>
          <table:table-cell office:value-type="float" office:value="62494297">
            <text:p>62494297</text:p>
          </table:table-cell>
          <table:table-cell office:value-type="float" office:value="1238">
            <text:p>1238</text:p>
          </table:table-cell>
          <table:table-cell office:value-type="float" office:value="61745463">
            <text:p>61745463</text:p>
          </table:table-cell>
          <table:table-cell office:value-type="float" office:value="1238">
            <text:p>1238</text:p>
          </table:table-cell>
          <table:table-cell office:value-type="float" office:value="62169564.8">
            <text:p>62169564,8</text:p>
          </table:table-cell>
          <table:table-cell office:value-type="float" office:value="1238">
            <text:p>1238</text:p>
          </table:table-cell>
          <table:table-cell office:value-type="float" office:value="62717393">
            <text:p>62717393</text:p>
          </table:table-cell>
          <table:table-cell office:value-type="float" office:value="1238">
            <text:p>1238</text:p>
          </table:table-cell>
          <table:table-cell office:value-type="float" office:value="62326416">
            <text:p>62326416</text:p>
          </table:table-cell>
          <table:table-cell office:value-type="float" office:value="1234">
            <text:p>1234</text:p>
          </table:table-cell>
          <table:table-cell office:value-type="float" office:value="62215335.6">
            <text:p>62215335,6</text:p>
          </table:table-cell>
          <table:table-cell office:value-type="float" office:value="1236.4">
            <text:p>1236,4</text:p>
          </table:table-cell>
          <table:table-cell office:value-type="float" office:value="62567778">
            <text:p>62567778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'ABZ5 10C_MMM_OI'.F31" table:end-x="3.378cm" table:end-y="0.057cm" draw:z-index="0" draw:style-name="gr1" svg:width="22.543cm" svg:height="10.895cm" svg:x="0.001cm" svg:y="0.001cm">
              <draw:object draw:notify-on-update-of-ranges="'ABZ5 10C_MMM_OI'.A1:'ABZ5 10C_MMM_OI'.A1 'ABZ5 10C_MMM_OI'.B1:'ABZ5 10C_MMM_OI'.B1 'ABZ5 10C_MMM_OI'.B2:'ABZ5 10C_MMM_OI'.B5 'ABZ5 10C_MMM_OI'.A2:'ABZ5 10C_MMM_OI'.A5 'ABZ5 10C_MMM_OI'.D1:'ABZ5 10C_MMM_OI'.D1 'ABZ5 10C_MMM_OI'.D2:'ABZ5 10C_MMM_OI'.D5 'ABZ5 10C_MMM_OI'.C2:'ABZ5 10C_MMM_OI'.C5 'ABZ5 10C_MMM_OI'.F1:'ABZ5 10C_MMM_OI'.F1 'ABZ5 10C_MMM_OI'.F2:'ABZ5 10C_MMM_OI'.F5 'ABZ5 10C_MMM_OI'.E2:'ABZ5 10C_MMM_OI'.E5 'ABZ5 10C_MMM_OI'.H1:'ABZ5 10C_MMM_OI'.H1 'ABZ5 10C_MMM_OI'.H2:'ABZ5 10C_MMM_OI'.H5 'ABZ5 10C_MMM_OI'.G2:'ABZ5 10C_MMM_OI'.G5 'ABZ5 10C_MMM_OI'.J1:'ABZ5 10C_MMM_OI'.J1 'ABZ5 10C_MMM_OI'.J2:'ABZ5 10C_MMM_OI'.J5 'ABZ5 10C_MMM_OI'.I2:'ABZ5 10C_MMM_OI'.I5 'ABZ5 10C_MMM_OI'.L1:'ABZ5 10C_MMM_OI'.L1 'ABZ5 10C_MMM_OI'.L2:'ABZ5 10C_MMM_OI'.L5 'ABZ5 10C_MMM_OI'.K2:'ABZ5 10C_MMM_OI'.K5 'ABZ5 10C_MMM_OI'.N1:'ABZ5 10C_MMM_OI'.N1 'ABZ5 10C_MMM_OI'.N2:'ABZ5 10C_MMM_OI'.N5 'ABZ5 10C_MMM_OI'.M2:'ABZ5 10C_MMM_OI'.M5 'ABZ5 10C_MMM_OI'.P1:'ABZ5 10C_MMM_OI'.P1 'ABZ5 10C_MMM_OI'.P2:'ABZ5 10C_MMM_OI'.P5 'ABZ5 10C_MMM_OI'.O2:'ABZ5 10C_MMM_OI'.O5 'ABZ5 10C_MMM_OI'.R1:'ABZ5 10C_MMM_OI'.R1 'ABZ5 10C_MMM_OI'.R2:'ABZ5 10C_MMM_OI'.R5 'ABZ5 10C_MMM_OI'.Q2:'ABZ5 10C_MMM_OI'.Q5 'ABZ5 10C_MMM_OI'.T1:'ABZ5 10C_MMM_OI'.T1 'ABZ5 10C_MMM_OI'.T2:'ABZ5 10C_MMM_OI'.T5 'ABZ5 10C_MMM_OI'.S2:'ABZ5 10C_MMM_OI'.S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table:style-name="ce2" office:value-type="float" office:value="1238">
            <text:p>1238</text:p>
          </table:table-cell>
          <table:table-cell table:style-name="ce2" office:value-type="float" office:value="62567778">
            <text:p>62567778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4">
            <text:p>1234</text:p>
          </table:table-cell>
          <table:table-cell table:style-name="ce3" office:value-type="float" office:value="62326416">
            <text:p>6232641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8">
            <text:p>1238</text:p>
          </table:table-cell>
          <table:table-cell table:style-name="ce3" office:value-type="float" office:value="62156646">
            <text:p>6215664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6">
            <text:p>1236</text:p>
          </table:table-cell>
          <table:table-cell table:style-name="ce3" office:value-type="float" office:value="61924018">
            <text:p>61924018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6">
            <text:p>1236</text:p>
          </table:table-cell>
          <table:table-cell table:style-name="ce3" office:value-type="float" office:value="62101820">
            <text:p>62101820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 SUM ([.Q9:.Q13])/5" office:value-type="float" office:value="1236.4">
            <text:p>1236,4</text:p>
          </table:table-cell>
          <table:table-cell table:formula="of:= SUM ([.R9:.R13])/5" office:value-type="float" office:value="62215335.6">
            <text:p>62215335,6</text:p>
          </table:table-cell>
          <table:table-cell table:number-columns-repeated="2"/>
        </table:table-row>
      </table:table>
      <table:table table:name="ABZ5 10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118263">
            <text:p>118263</text:p>
          </table:table-cell>
          <table:table-cell office:value-type="float" office:value="1239">
            <text:p>1239</text:p>
          </table:table-cell>
          <table:table-cell office:value-type="float" office:value="97208">
            <text:p>97208</text:p>
          </table:table-cell>
          <table:table-cell office:value-type="float" office:value="1239">
            <text:p>1239</text:p>
          </table:table-cell>
          <table:table-cell office:value-type="float" office:value="98334.4">
            <text:p>98334,4</text:p>
          </table:table-cell>
          <table:table-cell office:value-type="float" office:value="1241.2">
            <text:p>1241,2</text:p>
          </table:table-cell>
          <table:table-cell office:value-type="float" office:value="93046">
            <text:p>93046</text:p>
          </table:table-cell>
          <table:table-cell office:value-type="float" office:value="1244">
            <text:p>1244</text:p>
          </table:table-cell>
          <table:table-cell office:value-type="float" office:value="94249">
            <text:p>94249</text:p>
          </table:table-cell>
          <table:table-cell office:value-type="float" office:value="1239">
            <text:p>1239</text:p>
          </table:table-cell>
          <table:table-cell office:value-type="float" office:value="90292.6">
            <text:p>90292,6</text:p>
          </table:table-cell>
          <table:table-cell office:value-type="float" office:value="1247.6">
            <text:p>1247,6</text:p>
          </table:table-cell>
          <table:table-cell office:value-type="float" office:value="85952">
            <text:p>85952</text:p>
          </table:table-cell>
          <table:table-cell office:value-type="float" office:value="1258">
            <text:p>1258</text:p>
          </table:table-cell>
          <table:table-cell office:value-type="float" office:value="100892">
            <text:p>100892</text:p>
          </table:table-cell>
          <table:table-cell office:value-type="float" office:value="1239">
            <text:p>1239</text:p>
          </table:table-cell>
          <table:table-cell office:value-type="float" office:value="101731.8">
            <text:p>101731,8</text:p>
          </table:table-cell>
          <table:table-cell office:value-type="float" office:value="1242">
            <text:p>1242</text:p>
          </table:table-cell>
          <table:table-cell office:value-type="float" office:value="98152">
            <text:p>98152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773890">
            <text:p>773890</text:p>
          </table:table-cell>
          <table:table-cell office:value-type="float" office:value="1239">
            <text:p>1239</text:p>
          </table:table-cell>
          <table:table-cell office:value-type="float" office:value="745833">
            <text:p>745833</text:p>
          </table:table-cell>
          <table:table-cell office:value-type="float" office:value="1234">
            <text:p>1234</text:p>
          </table:table-cell>
          <table:table-cell office:value-type="float" office:value="772822">
            <text:p>772822</text:p>
          </table:table-cell>
          <table:table-cell office:value-type="float" office:value="1237">
            <text:p>1237</text:p>
          </table:table-cell>
          <table:table-cell office:value-type="float" office:value="781445">
            <text:p>781445</text:p>
          </table:table-cell>
          <table:table-cell office:value-type="float" office:value="1239">
            <text:p>1239</text:p>
          </table:table-cell>
          <table:table-cell office:value-type="float" office:value="713437">
            <text:p>713437</text:p>
          </table:table-cell>
          <table:table-cell office:value-type="float" office:value="1234">
            <text:p>1234</text:p>
          </table:table-cell>
          <table:table-cell office:value-type="float" office:value="727689.4">
            <text:p>727689,4</text:p>
          </table:table-cell>
          <table:table-cell office:value-type="float" office:value="1236.2">
            <text:p>1236,2</text:p>
          </table:table-cell>
          <table:table-cell office:value-type="float" office:value="721180">
            <text:p>721180</text:p>
          </table:table-cell>
          <table:table-cell office:value-type="float" office:value="1239">
            <text:p>1239</text:p>
          </table:table-cell>
          <table:table-cell office:value-type="float" office:value="742455">
            <text:p>742455</text:p>
          </table:table-cell>
          <table:table-cell office:value-type="float" office:value="1234">
            <text:p>1234</text:p>
          </table:table-cell>
          <table:table-cell office:value-type="float" office:value="752938.4">
            <text:p>752938,4</text:p>
          </table:table-cell>
          <table:table-cell office:value-type="float" office:value="1237">
            <text:p>1237</text:p>
          </table:table-cell>
          <table:table-cell office:value-type="float" office:value="771693">
            <text:p>771693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287593">
            <text:p>6287593</text:p>
          </table:table-cell>
          <table:table-cell office:value-type="float" office:value="1239">
            <text:p>1239</text:p>
          </table:table-cell>
          <table:table-cell office:value-type="float" office:value="7306146">
            <text:p>7306146</text:p>
          </table:table-cell>
          <table:table-cell office:value-type="float" office:value="1236">
            <text:p>1236</text:p>
          </table:table-cell>
          <table:table-cell office:value-type="float" office:value="7441830">
            <text:p>7441830</text:p>
          </table:table-cell>
          <table:table-cell office:value-type="float" office:value="1236">
            <text:p>1236</text:p>
          </table:table-cell>
          <table:table-cell office:value-type="float" office:value="7603333">
            <text:p>7603333</text:p>
          </table:table-cell>
          <table:table-cell office:value-type="float" office:value="1236">
            <text:p>1236</text:p>
          </table:table-cell>
          <table:table-cell office:value-type="float" office:value="6801437">
            <text:p>6801437</text:p>
          </table:table-cell>
          <table:table-cell office:value-type="float" office:value="1234">
            <text:p>1234</text:p>
          </table:table-cell>
          <table:table-cell office:value-type="float" office:value="6821505.2">
            <text:p>6821505,2</text:p>
          </table:table-cell>
          <table:table-cell office:value-type="float" office:value="1236">
            <text:p>1236</text:p>
          </table:table-cell>
          <table:table-cell office:value-type="float" office:value="6784554">
            <text:p>6784554</text:p>
          </table:table-cell>
          <table:table-cell office:value-type="float" office:value="1238">
            <text:p>1238</text:p>
          </table:table-cell>
          <table:table-cell office:value-type="float" office:value="6846162">
            <text:p>6846162</text:p>
          </table:table-cell>
          <table:table-cell office:value-type="float" office:value="1234">
            <text:p>1234</text:p>
          </table:table-cell>
          <table:table-cell office:value-type="float" office:value="7250161.2">
            <text:p>7250161,2</text:p>
          </table:table-cell>
          <table:table-cell office:value-type="float" office:value="1235.6">
            <text:p>1235,6</text:p>
          </table:table-cell>
          <table:table-cell office:value-type="float" office:value="7513915">
            <text:p>7513915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60760918">
            <text:p>60760918</text:p>
          </table:table-cell>
          <table:table-cell office:value-type="float" office:value="1239">
            <text:p>1239</text:p>
          </table:table-cell>
          <table:table-cell office:value-type="float" office:value="67803451">
            <text:p>67803451</text:p>
          </table:table-cell>
          <table:table-cell office:value-type="float" office:value="1236">
            <text:p>1236</text:p>
          </table:table-cell>
          <table:table-cell office:value-type="float" office:value="69364749.6">
            <text:p>69364749,6</text:p>
          </table:table-cell>
          <table:table-cell office:value-type="float" office:value="1236">
            <text:p>1236</text:p>
          </table:table-cell>
          <table:table-cell office:value-type="float" office:value="70454616">
            <text:p>70454616</text:p>
          </table:table-cell>
          <table:table-cell office:value-type="float" office:value="1236">
            <text:p>1236</text:p>
          </table:table-cell>
          <table:table-cell office:value-type="float" office:value="63948594">
            <text:p>63948594</text:p>
          </table:table-cell>
          <table:table-cell office:value-type="float" office:value="1236">
            <text:p>1236</text:p>
          </table:table-cell>
          <table:table-cell office:value-type="float" office:value="64555477.4">
            <text:p>64555477,4</text:p>
          </table:table-cell>
          <table:table-cell office:value-type="float" office:value="1236">
            <text:p>1236</text:p>
          </table:table-cell>
          <table:table-cell office:value-type="float" office:value="64953484">
            <text:p>64953484</text:p>
          </table:table-cell>
          <table:table-cell office:value-type="float" office:value="1236">
            <text:p>1236</text:p>
          </table:table-cell>
          <table:table-cell office:value-type="float" office:value="67151224">
            <text:p>67151224</text:p>
          </table:table-cell>
          <table:table-cell office:value-type="float" office:value="1236">
            <text:p>1236</text:p>
          </table:table-cell>
          <table:table-cell office:value-type="float" office:value="68515824.4">
            <text:p>68515824,4</text:p>
          </table:table-cell>
          <table:table-cell office:value-type="float" office:value="1236">
            <text:p>1236</text:p>
          </table:table-cell>
          <table:table-cell office:value-type="float" office:value="69830093">
            <text:p>69830093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'ABZ5 100C_MMM_OI'.F31" table:end-x="3.378cm" table:end-y="0.057cm" draw:z-index="0" draw:style-name="gr1" svg:width="22.543cm" svg:height="10.895cm" svg:x="0.001cm" svg:y="0.001cm">
              <draw:object draw:notify-on-update-of-ranges="'ABZ5 100C_MMM_OI'.A1:'ABZ5 100C_MMM_OI'.A1 'ABZ5 100C_MMM_OI'.B1:'ABZ5 100C_MMM_OI'.B1 'ABZ5 100C_MMM_OI'.B2:'ABZ5 100C_MMM_OI'.B5 'ABZ5 100C_MMM_OI'.A2:'ABZ5 100C_MMM_OI'.A5 'ABZ5 100C_MMM_OI'.D1:'ABZ5 100C_MMM_OI'.D1 'ABZ5 100C_MMM_OI'.D2:'ABZ5 100C_MMM_OI'.D5 'ABZ5 100C_MMM_OI'.C2:'ABZ5 100C_MMM_OI'.C5 'ABZ5 100C_MMM_OI'.F1:'ABZ5 100C_MMM_OI'.F1 'ABZ5 100C_MMM_OI'.F2:'ABZ5 100C_MMM_OI'.F5 'ABZ5 100C_MMM_OI'.E2:'ABZ5 100C_MMM_OI'.E5 'ABZ5 100C_MMM_OI'.H1:'ABZ5 100C_MMM_OI'.H1 'ABZ5 100C_MMM_OI'.H2:'ABZ5 100C_MMM_OI'.H5 'ABZ5 100C_MMM_OI'.G2:'ABZ5 100C_MMM_OI'.G5 'ABZ5 100C_MMM_OI'.J1:'ABZ5 100C_MMM_OI'.J1 'ABZ5 100C_MMM_OI'.J2:'ABZ5 100C_MMM_OI'.J5 'ABZ5 100C_MMM_OI'.I2:'ABZ5 100C_MMM_OI'.I5 'ABZ5 100C_MMM_OI'.L1:'ABZ5 100C_MMM_OI'.L1 'ABZ5 100C_MMM_OI'.L2:'ABZ5 100C_MMM_OI'.L5 'ABZ5 100C_MMM_OI'.K2:'ABZ5 100C_MMM_OI'.K5 'ABZ5 100C_MMM_OI'.N1:'ABZ5 100C_MMM_OI'.N1 'ABZ5 100C_MMM_OI'.N2:'ABZ5 100C_MMM_OI'.N5 'ABZ5 100C_MMM_OI'.M2:'ABZ5 100C_MMM_OI'.M5 'ABZ5 100C_MMM_OI'.P1:'ABZ5 100C_MMM_OI'.P1 'ABZ5 100C_MMM_OI'.P2:'ABZ5 100C_MMM_OI'.P5 'ABZ5 100C_MMM_OI'.O2:'ABZ5 100C_MMM_OI'.O5 'ABZ5 100C_MMM_OI'.R1:'ABZ5 100C_MMM_OI'.R1 'ABZ5 100C_MMM_OI'.R2:'ABZ5 100C_MMM_OI'.R5 'ABZ5 100C_MMM_OI'.Q2:'ABZ5 100C_MMM_OI'.Q5 'ABZ5 100C_MMM_OI'.T1:'ABZ5 100C_MMM_OI'.T1 'ABZ5 100C_MMM_OI'.T2:'ABZ5 100C_MMM_OI'.T5 'ABZ5 100C_MMM_OI'.S2:'ABZ5 100C_MMM_OI'.S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13"/>
        </table:table-row>
        <table:table-row table:style-name="ro1">
          <table:table-cell table:number-columns-repeated="16"/>
          <table:table-cell table:style-name="ce2" office:value-type="float" office:value="68052742">
            <text:p>68052742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8244373">
            <text:p>68244373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7151224">
            <text:p>67151224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9300690">
            <text:p>69300690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9830093">
            <text:p>69830093</text:p>
          </table:table-cell>
          <table:table-cell table:number-columns-repeated="3"/>
        </table:table-row>
        <table:table-row table:style-name="ro1">
          <table:table-cell table:number-columns-repeated="16"/>
          <table:table-cell table:formula="of:= SUM ([.Q12:.Q16])/5" office:value-type="float" office:value="68515824.4">
            <text:p>68515824,4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1">21/01/2010</text:date>, <text:time>19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1-21T19:13:58.01</dc:date>
    <meta:editing-duration>PT16H40M45S</meta:editing-duration>
    <meta:editing-cycles>59</meta:editing-cycles>
    <meta:generator>OpenOffice.org/3.1$Win32 OpenOffice.org_project/310m19$Build-9420</meta:generator>
    <meta:document-statistic meta:table-count="4" meta:cell-count="442" meta:object-count="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4" chart:maximum="1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5 - Busca Tabu X Modelos de hibridização (resultado após 5 rodadas)</text:p>
        </chart:title>
        <chart:subtitle svg:x="0.305cm" svg:y="0.938cm" chart:style-name="ch3">
          <text:p>Modelos de hibridização: Tamanho da população = 12; Número de ciclos = 10; Ordem dos operadores invertida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5 10C_MMM_OI'.A1:'ABZ5 10C_MMM_OI'.B5 'ABZ5 10C_MMM_OI'.D1:'ABZ5 10C_MMM_OI'.D5 'ABZ5 10C_MMM_OI'.F1:'ABZ5 10C_MMM_OI'.F5 'ABZ5 10C_MMM_OI'.H1:'ABZ5 10C_MMM_OI'.H5 'ABZ5 10C_MMM_OI'.J1:'ABZ5 10C_MMM_OI'.J5 'ABZ5 10C_MMM_OI'.L1:'ABZ5 10C_MMM_OI'.L5 'ABZ5 10C_MMM_OI'.N1:'ABZ5 10C_MMM_OI'.N5 'ABZ5 10C_MMM_OI'.P1:'ABZ5 10C_MMM_OI'.P5 'ABZ5 10C_MMM_OI'.R1:'ABZ5 10C_MMM_OI'.R5 'ABZ5 10C_MMM_OI'.T1:'ABZ5 10C_MMM_OI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5 10C_MMM_OI'.A1:'ABZ5 10C_MMM_OI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5 10C_MMM_OI'.B2:'ABZ5 10C_MMM_OI'.B5" chart:label-cell-address="'ABZ5 10C_MMM_OI'.B1:'ABZ5 10C_MMM_OI'.B1" chart:class="chart:scatter">
            <chart:domain table:cell-range-address="'ABZ5 10C_MMM_OI'.A2:'ABZ5 10C_MMM_OI'.A5"/>
            <chart:data-point chart:repeated="4"/>
          </chart:series>
          <chart:series chart:style-name="ch12" chart:values-cell-range-address="'ABZ5 10C_MMM_OI'.D2:'ABZ5 10C_MMM_OI'.D5" chart:label-cell-address="'ABZ5 10C_MMM_OI'.D1:'ABZ5 10C_MMM_OI'.D1" chart:class="chart:scatter">
            <chart:domain table:cell-range-address="'ABZ5 10C_MMM_OI'.C2:'ABZ5 10C_MMM_OI'.C5"/>
            <chart:data-point chart:repeated="4"/>
          </chart:series>
          <chart:series chart:style-name="ch13" chart:values-cell-range-address="'ABZ5 10C_MMM_OI'.F2:'ABZ5 10C_MMM_OI'.F5" chart:label-cell-address="'ABZ5 10C_MMM_OI'.F1:'ABZ5 10C_MMM_OI'.F1" chart:class="chart:scatter">
            <chart:domain table:cell-range-address="'ABZ5 10C_MMM_OI'.E2:'ABZ5 10C_MMM_OI'.E5"/>
            <chart:data-point chart:repeated="4"/>
          </chart:series>
          <chart:series chart:style-name="ch14" chart:values-cell-range-address="'ABZ5 10C_MMM_OI'.H2:'ABZ5 10C_MMM_OI'.H5" chart:label-cell-address="'ABZ5 10C_MMM_OI'.H1:'ABZ5 10C_MMM_OI'.H1" chart:class="chart:scatter">
            <chart:domain table:cell-range-address="'ABZ5 10C_MMM_OI'.G2:'ABZ5 10C_MMM_OI'.G5"/>
            <chart:data-point chart:repeated="4"/>
          </chart:series>
          <chart:series chart:style-name="ch15" chart:values-cell-range-address="'ABZ5 10C_MMM_OI'.J2:'ABZ5 10C_MMM_OI'.J5" chart:label-cell-address="'ABZ5 10C_MMM_OI'.J1:'ABZ5 10C_MMM_OI'.J1" chart:class="chart:scatter">
            <chart:domain table:cell-range-address="'ABZ5 10C_MMM_OI'.I2:'ABZ5 10C_MMM_OI'.I5"/>
            <chart:data-point chart:repeated="4"/>
          </chart:series>
          <chart:series chart:style-name="ch16" chart:values-cell-range-address="'ABZ5 10C_MMM_OI'.L2:'ABZ5 10C_MMM_OI'.L5" chart:label-cell-address="'ABZ5 10C_MMM_OI'.L1:'ABZ5 10C_MMM_OI'.L1" chart:class="chart:scatter">
            <chart:domain table:cell-range-address="'ABZ5 10C_MMM_OI'.K2:'ABZ5 10C_MMM_OI'.K5"/>
            <chart:data-point chart:repeated="4"/>
          </chart:series>
          <chart:series chart:style-name="ch17" chart:values-cell-range-address="'ABZ5 10C_MMM_OI'.N2:'ABZ5 10C_MMM_OI'.N5" chart:label-cell-address="'ABZ5 10C_MMM_OI'.N1:'ABZ5 10C_MMM_OI'.N1" chart:class="chart:scatter">
            <chart:domain table:cell-range-address="'ABZ5 10C_MMM_OI'.M2:'ABZ5 10C_MMM_OI'.M5"/>
            <chart:data-point chart:repeated="4"/>
          </chart:series>
          <chart:series chart:style-name="ch18" chart:values-cell-range-address="'ABZ5 10C_MMM_OI'.P2:'ABZ5 10C_MMM_OI'.P5" chart:label-cell-address="'ABZ5 10C_MMM_OI'.P1:'ABZ5 10C_MMM_OI'.P1" chart:class="chart:scatter">
            <chart:domain table:cell-range-address="'ABZ5 10C_MMM_OI'.O2:'ABZ5 10C_MMM_OI'.O5"/>
            <chart:data-point chart:repeated="4"/>
          </chart:series>
          <chart:series chart:style-name="ch19" chart:values-cell-range-address="'ABZ5 10C_MMM_OI'.R2:'ABZ5 10C_MMM_OI'.R5" chart:label-cell-address="'ABZ5 10C_MMM_OI'.R1:'ABZ5 10C_MMM_OI'.R1" chart:class="chart:scatter">
            <chart:domain table:cell-range-address="'ABZ5 10C_MMM_OI'.Q2:'ABZ5 10C_MMM_OI'.Q5"/>
            <chart:data-point chart:repeated="4"/>
          </chart:series>
          <chart:series chart:style-name="ch20" chart:values-cell-range-address="'ABZ5 10C_MMM_OI'.T2:'ABZ5 10C_MMM_OI'.T5" chart:label-cell-address="'ABZ5 10C_MMM_OI'.T1:'ABZ5 10C_MMM_OI'.T1" chart:class="chart:scatter">
            <chart:domain table:cell-range-address="'ABZ5 10C_MMM_OI'.S2:'ABZ5 10C_MMM_OI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C_MMM_OI'.B1:'ABZ5 1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5 10C_MMM_OI'.D1:'ABZ5 10C_MMM_OI'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5 10C_MMM_OI'.F1:'ABZ5 10C_MMM_OI'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5 10C_MMM_OI'.H1:'ABZ5 10C_MMM_OI'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5 10C_MMM_OI'.J1:'ABZ5 10C_MMM_OI'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5 10C_MMM_OI'.L1:'ABZ5 10C_MMM_OI'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5 10C_MMM_OI'.N1:'ABZ5 10C_MMM_OI'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5 10C_MMM_OI'.P1:'ABZ5 10C_MMM_OI'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5 10C_MMM_OI'.R1:'ABZ5 10C_MMM_OI'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5 10C_MMM_OI'.T1:'ABZ5 10C_MMM_OI'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5 10C_MMM_OI'.A1:'ABZ5 10C_MMM_OI'.A1">Soluções computadas</text:p>
              </table:table-cell>
              <table:table-cell office:value-type="float" office:value="118263">
                <text:p text:id="'ABZ5 10C_MMM_OI'.A2:'ABZ5 10C_MMM_OI'.A5">118263</text:p>
              </table:table-cell>
              <table:table-cell office:value-type="float" office:value="1239">
                <text:p text:id="'ABZ5 10C_MMM_OI'.B2:'ABZ5 10C_MMM_OI'.B5">1239</text:p>
              </table:table-cell>
              <table:table-cell office:value-type="float" office:value="84188">
                <text:p text:id="'ABZ5 10C_MMM_OI'.C2:'ABZ5 10C_MMM_OI'.C5">84188</text:p>
              </table:table-cell>
              <table:table-cell office:value-type="float" office:value="1234">
                <text:p text:id="'ABZ5 10C_MMM_OI'.D2:'ABZ5 10C_MMM_OI'.D5">1234</text:p>
              </table:table-cell>
              <table:table-cell office:value-type="float" office:value="88457.6">
                <text:p text:id="'ABZ5 10C_MMM_OI'.E2:'ABZ5 10C_MMM_OI'.E5">88457.6</text:p>
              </table:table-cell>
              <table:table-cell office:value-type="float" office:value="1238.2">
                <text:p text:id="'ABZ5 10C_MMM_OI'.F2:'ABZ5 10C_MMM_OI'.F5">1238.2</text:p>
              </table:table-cell>
              <table:table-cell office:value-type="float" office:value="84801">
                <text:p text:id="'ABZ5 10C_MMM_OI'.G2:'ABZ5 10C_MMM_OI'.G5">84801</text:p>
              </table:table-cell>
              <table:table-cell office:value-type="float" office:value="1242">
                <text:p text:id="'ABZ5 10C_MMM_OI'.H2:'ABZ5 10C_MMM_OI'.H5">1242</text:p>
              </table:table-cell>
              <table:table-cell office:value-type="float" office:value="91467">
                <text:p text:id="'ABZ5 10C_MMM_OI'.I2:'ABZ5 10C_MMM_OI'.I5">91467</text:p>
              </table:table-cell>
              <table:table-cell office:value-type="float" office:value="1234">
                <text:p text:id="'ABZ5 10C_MMM_OI'.J2:'ABZ5 10C_MMM_OI'.J5">1234</text:p>
              </table:table-cell>
              <table:table-cell office:value-type="float" office:value="92305">
                <text:p text:id="'ABZ5 10C_MMM_OI'.K2:'ABZ5 10C_MMM_OI'.K5">92305</text:p>
              </table:table-cell>
              <table:table-cell office:value-type="float" office:value="1238.6">
                <text:p text:id="'ABZ5 10C_MMM_OI'.L2:'ABZ5 10C_MMM_OI'.L5">1238.6</text:p>
              </table:table-cell>
              <table:table-cell office:value-type="float" office:value="91983">
                <text:p text:id="'ABZ5 10C_MMM_OI'.M2:'ABZ5 10C_MMM_OI'.M5">91983</text:p>
              </table:table-cell>
              <table:table-cell office:value-type="float" office:value="1242">
                <text:p text:id="'ABZ5 10C_MMM_OI'.N2:'ABZ5 10C_MMM_OI'.N5">1242</text:p>
              </table:table-cell>
              <table:table-cell office:value-type="float" office:value="93756">
                <text:p text:id="'ABZ5 10C_MMM_OI'.O2:'ABZ5 10C_MMM_OI'.O5">93756</text:p>
              </table:table-cell>
              <table:table-cell office:value-type="float" office:value="1239">
                <text:p text:id="'ABZ5 10C_MMM_OI'.P2:'ABZ5 10C_MMM_OI'.P5">1239</text:p>
              </table:table-cell>
              <table:table-cell office:value-type="float" office:value="88666.8">
                <text:p text:id="'ABZ5 10C_MMM_OI'.Q2:'ABZ5 10C_MMM_OI'.Q5">88666.8</text:p>
              </table:table-cell>
              <table:table-cell office:value-type="float" office:value="1242.6">
                <text:p text:id="'ABZ5 10C_MMM_OI'.R2:'ABZ5 10C_MMM_OI'.R5">1242.6</text:p>
              </table:table-cell>
              <table:table-cell office:value-type="float" office:value="88365">
                <text:p text:id="'ABZ5 10C_MMM_OI'.S2:'ABZ5 10C_MMM_OI'.S5">88365</text:p>
              </table:table-cell>
              <table:table-cell office:value-type="float" office:value="1248">
                <text:p text:id="'ABZ5 10C_MMM_OI'.T2:'ABZ5 10C_MMM_OI'.T5">1248</text:p>
              </table:table-cell>
            </table:table-row>
            <table:table-row>
              <table:table-cell office:value-type="string"/>
              <table:table-cell office:value-type="float" office:value="773890">
                <text:p>773890</text:p>
              </table:table-cell>
              <table:table-cell office:value-type="float" office:value="1239">
                <text:p>1239</text:p>
              </table:table-cell>
              <table:table-cell office:value-type="float" office:value="781385">
                <text:p>781385</text:p>
              </table:table-cell>
              <table:table-cell office:value-type="float" office:value="1234">
                <text:p>1234</text:p>
              </table:table-cell>
              <table:table-cell office:value-type="float" office:value="761578">
                <text:p>761578</text:p>
              </table:table-cell>
              <table:table-cell office:value-type="float" office:value="1236.6">
                <text:p>1236.6</text:p>
              </table:table-cell>
              <table:table-cell office:value-type="float" office:value="729118">
                <text:p>729118</text:p>
              </table:table-cell>
              <table:table-cell office:value-type="float" office:value="1239">
                <text:p>1239</text:p>
              </table:table-cell>
              <table:table-cell office:value-type="float" office:value="733702">
                <text:p>733702</text:p>
              </table:table-cell>
              <table:table-cell office:value-type="float" office:value="1238">
                <text:p>1238</text:p>
              </table:table-cell>
              <table:table-cell office:value-type="float" office:value="769871.2">
                <text:p>769871.2</text:p>
              </table:table-cell>
              <table:table-cell office:value-type="float" office:value="1238.4">
                <text:p>1238.4</text:p>
              </table:table-cell>
              <table:table-cell office:value-type="float" office:value="762392">
                <text:p>762392</text:p>
              </table:table-cell>
              <table:table-cell office:value-type="float" office:value="1239">
                <text:p>1239</text:p>
              </table:table-cell>
              <table:table-cell office:value-type="float" office:value="770089">
                <text:p>770089</text:p>
              </table:table-cell>
              <table:table-cell office:value-type="float" office:value="1238">
                <text:p>1238</text:p>
              </table:table-cell>
              <table:table-cell office:value-type="float" office:value="790551">
                <text:p>790551</text:p>
              </table:table-cell>
              <table:table-cell office:value-type="float" office:value="1238.2">
                <text:p>1238.2</text:p>
              </table:table-cell>
              <table:table-cell office:value-type="float" office:value="796702">
                <text:p>796702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287593">
                <text:p>6287593</text:p>
              </table:table-cell>
              <table:table-cell office:value-type="float" office:value="1239">
                <text:p>1239</text:p>
              </table:table-cell>
              <table:table-cell office:value-type="float" office:value="7311356">
                <text:p>7311356</text:p>
              </table:table-cell>
              <table:table-cell office:value-type="float" office:value="1236">
                <text:p>1236</text:p>
              </table:table-cell>
              <table:table-cell office:value-type="float" office:value="7099218">
                <text:p>7099218</text:p>
              </table:table-cell>
              <table:table-cell office:value-type="float" office:value="1237.6">
                <text:p>1237.6</text:p>
              </table:table-cell>
              <table:table-cell office:value-type="float" office:value="7177434">
                <text:p>7177434</text:p>
              </table:table-cell>
              <table:table-cell office:value-type="float" office:value="1238">
                <text:p>1238</text:p>
              </table:table-cell>
              <table:table-cell office:value-type="float" office:value="6783910">
                <text:p>6783910</text:p>
              </table:table-cell>
              <table:table-cell office:value-type="float" office:value="1238">
                <text:p>1238</text:p>
              </table:table-cell>
              <table:table-cell office:value-type="float" office:value="6876404.2">
                <text:p>6876404.2</text:p>
              </table:table-cell>
              <table:table-cell office:value-type="float" office:value="1238">
                <text:p>1238</text:p>
              </table:table-cell>
              <table:table-cell office:value-type="float" office:value="6975795">
                <text:p>6975795</text:p>
              </table:table-cell>
              <table:table-cell office:value-type="float" office:value="1238">
                <text:p>1238</text:p>
              </table:table-cell>
              <table:table-cell office:value-type="float" office:value="7278149">
                <text:p>7278149</text:p>
              </table:table-cell>
              <table:table-cell office:value-type="float" office:value="1236">
                <text:p>1236</text:p>
              </table:table-cell>
              <table:table-cell office:value-type="float" office:value="7432203.6">
                <text:p>7432203.6</text:p>
              </table:table-cell>
              <table:table-cell office:value-type="float" office:value="1237.2">
                <text:p>1237.2</text:p>
              </table:table-cell>
              <table:table-cell office:value-type="float" office:value="7702244">
                <text:p>770224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/>
              <table:table-cell office:value-type="float" office:value="60760918">
                <text:p>60760918</text:p>
              </table:table-cell>
              <table:table-cell office:value-type="float" office:value="1239">
                <text:p>1239</text:p>
              </table:table-cell>
              <table:table-cell office:value-type="float" office:value="62553048">
                <text:p>62553048</text:p>
              </table:table-cell>
              <table:table-cell office:value-type="float" office:value="1234">
                <text:p>1234</text:p>
              </table:table-cell>
              <table:table-cell office:value-type="float" office:value="62340601.4">
                <text:p>62340601.4</text:p>
              </table:table-cell>
              <table:table-cell office:value-type="float" office:value="1236.8">
                <text:p>1236.8</text:p>
              </table:table-cell>
              <table:table-cell office:value-type="float" office:value="62494297">
                <text:p>62494297</text:p>
              </table:table-cell>
              <table:table-cell office:value-type="float" office:value="1238">
                <text:p>1238</text:p>
              </table:table-cell>
              <table:table-cell office:value-type="float" office:value="61745463">
                <text:p>61745463</text:p>
              </table:table-cell>
              <table:table-cell office:value-type="float" office:value="1238">
                <text:p>1238</text:p>
              </table:table-cell>
              <table:table-cell office:value-type="float" office:value="62169564.8">
                <text:p>62169564.8</text:p>
              </table:table-cell>
              <table:table-cell office:value-type="float" office:value="1238">
                <text:p>1238</text:p>
              </table:table-cell>
              <table:table-cell office:value-type="float" office:value="62717393">
                <text:p>62717393</text:p>
              </table:table-cell>
              <table:table-cell office:value-type="float" office:value="1238">
                <text:p>1238</text:p>
              </table:table-cell>
              <table:table-cell office:value-type="float" office:value="62326416">
                <text:p>62326416</text:p>
              </table:table-cell>
              <table:table-cell office:value-type="float" office:value="1234">
                <text:p>1234</text:p>
              </table:table-cell>
              <table:table-cell office:value-type="float" office:value="62215335.6">
                <text:p>62215335.6</text:p>
              </table:table-cell>
              <table:table-cell office:value-type="float" office:value="1236.4">
                <text:p>1236.4</text:p>
              </table:table-cell>
              <table:table-cell office:value-type="float" office:value="62567778">
                <text:p>62567778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4" chart:maximum="1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5 - Busca Tabu X Modelos de hibridização (resultado após 5 rodadas)</text:p>
        </chart:title>
        <chart:subtitle svg:x="0.305cm" svg:y="0.938cm" chart:style-name="ch3">
          <text:p>Modelos de hibridização: Tamanho da população = 12; Número de ciclos = 10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5 10C_MMM'.A1:'ABZ5 10C_MMM'.B5 'ABZ5 10C_MMM'.D1:'ABZ5 10C_MMM'.D5 'ABZ5 10C_MMM'.F1:'ABZ5 10C_MMM'.F5 'ABZ5 10C_MMM'.H1:'ABZ5 10C_MMM'.H5 'ABZ5 10C_MMM'.J1:'ABZ5 10C_MMM'.J5 'ABZ5 10C_MMM'.L1:'ABZ5 10C_MMM'.L5 'ABZ5 10C_MMM'.N1:'ABZ5 10C_MMM'.N5 'ABZ5 10C_MMM'.P1:'ABZ5 10C_MMM'.P5 'ABZ5 10C_MMM'.R1:'ABZ5 10C_MMM'.R5 'ABZ5 10C_MMM'.T1:'ABZ5 10C_MMM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5 10C_MMM'.A1:'ABZ5 10C_MMM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5 10C_MMM'.B2:'ABZ5 10C_MMM'.B5" chart:label-cell-address="'ABZ5 10C_MMM'.B1:'ABZ5 10C_MMM'.B1" chart:class="chart:scatter">
            <chart:domain table:cell-range-address="'ABZ5 10C_MMM'.A2:'ABZ5 10C_MMM'.A5"/>
            <chart:data-point chart:repeated="4"/>
          </chart:series>
          <chart:series chart:style-name="ch12" chart:values-cell-range-address="'ABZ5 10C_MMM'.D2:'ABZ5 10C_MMM'.D5" chart:label-cell-address="'ABZ5 10C_MMM'.D1:'ABZ5 10C_MMM'.D1" chart:class="chart:scatter">
            <chart:domain table:cell-range-address="'ABZ5 10C_MMM'.C2:'ABZ5 10C_MMM'.C5"/>
            <chart:data-point chart:repeated="4"/>
          </chart:series>
          <chart:series chart:style-name="ch13" chart:values-cell-range-address="'ABZ5 10C_MMM'.F2:'ABZ5 10C_MMM'.F5" chart:label-cell-address="'ABZ5 10C_MMM'.F1:'ABZ5 10C_MMM'.F1" chart:class="chart:scatter">
            <chart:domain table:cell-range-address="'ABZ5 10C_MMM'.E2:'ABZ5 10C_MMM'.E5"/>
            <chart:data-point chart:repeated="4"/>
          </chart:series>
          <chart:series chart:style-name="ch14" chart:values-cell-range-address="'ABZ5 10C_MMM'.H2:'ABZ5 10C_MMM'.H5" chart:label-cell-address="'ABZ5 10C_MMM'.H1:'ABZ5 10C_MMM'.H1" chart:class="chart:scatter">
            <chart:domain table:cell-range-address="'ABZ5 10C_MMM'.G2:'ABZ5 10C_MMM'.G5"/>
            <chart:data-point chart:repeated="4"/>
          </chart:series>
          <chart:series chart:style-name="ch15" chart:values-cell-range-address="'ABZ5 10C_MMM'.J2:'ABZ5 10C_MMM'.J5" chart:label-cell-address="'ABZ5 10C_MMM'.J1:'ABZ5 10C_MMM'.J1" chart:class="chart:scatter">
            <chart:domain table:cell-range-address="'ABZ5 10C_MMM'.I2:'ABZ5 10C_MMM'.I5"/>
            <chart:data-point chart:repeated="4"/>
          </chart:series>
          <chart:series chart:style-name="ch16" chart:values-cell-range-address="'ABZ5 10C_MMM'.L2:'ABZ5 10C_MMM'.L5" chart:label-cell-address="'ABZ5 10C_MMM'.L1:'ABZ5 10C_MMM'.L1" chart:class="chart:scatter">
            <chart:domain table:cell-range-address="'ABZ5 10C_MMM'.K2:'ABZ5 10C_MMM'.K5"/>
            <chart:data-point chart:repeated="4"/>
          </chart:series>
          <chart:series chart:style-name="ch17" chart:values-cell-range-address="'ABZ5 10C_MMM'.N2:'ABZ5 10C_MMM'.N5" chart:label-cell-address="'ABZ5 10C_MMM'.N1:'ABZ5 10C_MMM'.N1" chart:class="chart:scatter">
            <chart:domain table:cell-range-address="'ABZ5 10C_MMM'.M2:'ABZ5 10C_MMM'.M5"/>
            <chart:data-point chart:repeated="4"/>
          </chart:series>
          <chart:series chart:style-name="ch18" chart:values-cell-range-address="'ABZ5 10C_MMM'.P2:'ABZ5 10C_MMM'.P5" chart:label-cell-address="'ABZ5 10C_MMM'.P1:'ABZ5 10C_MMM'.P1" chart:class="chart:scatter">
            <chart:domain table:cell-range-address="'ABZ5 10C_MMM'.O2:'ABZ5 10C_MMM'.O5"/>
            <chart:data-point chart:repeated="4"/>
          </chart:series>
          <chart:series chart:style-name="ch19" chart:values-cell-range-address="'ABZ5 10C_MMM'.R2:'ABZ5 10C_MMM'.R5" chart:label-cell-address="'ABZ5 10C_MMM'.R1:'ABZ5 10C_MMM'.R1" chart:class="chart:scatter">
            <chart:domain table:cell-range-address="'ABZ5 10C_MMM'.Q2:'ABZ5 10C_MMM'.Q5"/>
            <chart:data-point chart:repeated="4"/>
          </chart:series>
          <chart:series chart:style-name="ch20" chart:values-cell-range-address="'ABZ5 10C_MMM'.T2:'ABZ5 10C_MMM'.T5" chart:label-cell-address="'ABZ5 10C_MMM'.T1:'ABZ5 10C_MMM'.T1" chart:class="chart:scatter">
            <chart:domain table:cell-range-address="'ABZ5 10C_MMM'.S2:'ABZ5 10C_MMM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C_MMM'.B1:'ABZ5 1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5 10C_MMM'.D1:'ABZ5 10C_MMM'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5 10C_MMM'.F1:'ABZ5 10C_MMM'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5 10C_MMM'.H1:'ABZ5 10C_MMM'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5 10C_MMM'.J1:'ABZ5 10C_MMM'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5 10C_MMM'.L1:'ABZ5 10C_MMM'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5 10C_MMM'.N1:'ABZ5 10C_MMM'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5 10C_MMM'.P1:'ABZ5 10C_MMM'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5 10C_MMM'.R1:'ABZ5 10C_MMM'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5 10C_MMM'.T1:'ABZ5 10C_MMM'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5 10C_MMM'.A1:'ABZ5 10C_MMM'.A1">Soluções computadas</text:p>
              </table:table-cell>
              <table:table-cell office:value-type="float" office:value="118263">
                <text:p text:id="'ABZ5 10C_MMM'.A2:'ABZ5 10C_MMM'.A5">118263</text:p>
              </table:table-cell>
              <table:table-cell office:value-type="float" office:value="1239">
                <text:p text:id="'ABZ5 10C_MMM'.B2:'ABZ5 10C_MMM'.B5">1239</text:p>
              </table:table-cell>
              <table:table-cell office:value-type="float" office:value="93331">
                <text:p text:id="'ABZ5 10C_MMM'.C2:'ABZ5 10C_MMM'.C5">93331</text:p>
              </table:table-cell>
              <table:table-cell office:value-type="float" office:value="1239">
                <text:p text:id="'ABZ5 10C_MMM'.D2:'ABZ5 10C_MMM'.D5">1239</text:p>
              </table:table-cell>
              <table:table-cell office:value-type="float" office:value="94877.4">
                <text:p text:id="'ABZ5 10C_MMM'.E2:'ABZ5 10C_MMM'.E5">94877.4</text:p>
              </table:table-cell>
              <table:table-cell office:value-type="float" office:value="1240.8">
                <text:p text:id="'ABZ5 10C_MMM'.F2:'ABZ5 10C_MMM'.F5">1240.8</text:p>
              </table:table-cell>
              <table:table-cell office:value-type="float" office:value="97652">
                <text:p text:id="'ABZ5 10C_MMM'.G2:'ABZ5 10C_MMM'.G5">97652</text:p>
              </table:table-cell>
              <table:table-cell office:value-type="float" office:value="1242">
                <text:p text:id="'ABZ5 10C_MMM'.H2:'ABZ5 10C_MMM'.H5">1242</text:p>
              </table:table-cell>
              <table:table-cell office:value-type="float" office:value="86764">
                <text:p text:id="'ABZ5 10C_MMM'.I2:'ABZ5 10C_MMM'.I5">86764</text:p>
              </table:table-cell>
              <table:table-cell office:value-type="float" office:value="1242">
                <text:p text:id="'ABZ5 10C_MMM'.J2:'ABZ5 10C_MMM'.J5">1242</text:p>
              </table:table-cell>
              <table:table-cell office:value-type="float" office:value="90306.4">
                <text:p text:id="'ABZ5 10C_MMM'.K2:'ABZ5 10C_MMM'.K5">90306.4</text:p>
              </table:table-cell>
              <table:table-cell office:value-type="float" office:value="1242">
                <text:p text:id="'ABZ5 10C_MMM'.L2:'ABZ5 10C_MMM'.L5">1242</text:p>
              </table:table-cell>
              <table:table-cell office:value-type="float" office:value="94827">
                <text:p text:id="'ABZ5 10C_MMM'.M2:'ABZ5 10C_MMM'.M5">94827</text:p>
              </table:table-cell>
              <table:table-cell office:value-type="float" office:value="1242">
                <text:p text:id="'ABZ5 10C_MMM'.N2:'ABZ5 10C_MMM'.N5">1242</text:p>
              </table:table-cell>
              <table:table-cell office:value-type="float" office:value="87571">
                <text:p text:id="'ABZ5 10C_MMM'.O2:'ABZ5 10C_MMM'.O5">87571</text:p>
              </table:table-cell>
              <table:table-cell office:value-type="float" office:value="1239">
                <text:p text:id="'ABZ5 10C_MMM'.P2:'ABZ5 10C_MMM'.P5">1239</text:p>
              </table:table-cell>
              <table:table-cell office:value-type="float" office:value="87908.4">
                <text:p text:id="'ABZ5 10C_MMM'.Q2:'ABZ5 10C_MMM'.Q5">87908.4</text:p>
              </table:table-cell>
              <table:table-cell office:value-type="float" office:value="1240.8">
                <text:p text:id="'ABZ5 10C_MMM'.R2:'ABZ5 10C_MMM'.R5">1240.8</text:p>
              </table:table-cell>
              <table:table-cell office:value-type="float" office:value="91966">
                <text:p text:id="'ABZ5 10C_MMM'.S2:'ABZ5 10C_MMM'.S5">91966</text:p>
              </table:table-cell>
              <table:table-cell office:value-type="float" office:value="1242">
                <text:p text:id="'ABZ5 10C_MMM'.T2:'ABZ5 10C_MMM'.T5">1242</text:p>
              </table:table-cell>
            </table:table-row>
            <table:table-row>
              <table:table-cell office:value-type="string"/>
              <table:table-cell office:value-type="float" office:value="773890">
                <text:p>773890</text:p>
              </table:table-cell>
              <table:table-cell office:value-type="float" office:value="1239">
                <text:p>1239</text:p>
              </table:table-cell>
              <table:table-cell office:value-type="float" office:value="746137">
                <text:p>746137</text:p>
              </table:table-cell>
              <table:table-cell office:value-type="float" office:value="1238">
                <text:p>1238</text:p>
              </table:table-cell>
              <table:table-cell office:value-type="float" office:value="778130.2">
                <text:p>778130.2</text:p>
              </table:table-cell>
              <table:table-cell office:value-type="float" office:value="1238">
                <text:p>1238</text:p>
              </table:table-cell>
              <table:table-cell office:value-type="float" office:value="824691">
                <text:p>824691</text:p>
              </table:table-cell>
              <table:table-cell office:value-type="float" office:value="1238">
                <text:p>1238</text:p>
              </table:table-cell>
              <table:table-cell office:value-type="float" office:value="717144">
                <text:p>717144</text:p>
              </table:table-cell>
              <table:table-cell office:value-type="float" office:value="1238">
                <text:p>1238</text:p>
              </table:table-cell>
              <table:table-cell office:value-type="float" office:value="738461.2">
                <text:p>738461.2</text:p>
              </table:table-cell>
              <table:table-cell office:value-type="float" office:value="1238.4">
                <text:p>1238.4</text:p>
              </table:table-cell>
              <table:table-cell office:value-type="float" office:value="745587">
                <text:p>745587</text:p>
              </table:table-cell>
              <table:table-cell office:value-type="float" office:value="1239">
                <text:p>1239</text:p>
              </table:table-cell>
              <table:table-cell office:value-type="float" office:value="703403">
                <text:p>703403</text:p>
              </table:table-cell>
              <table:table-cell office:value-type="float" office:value="1236">
                <text:p>1236</text:p>
              </table:table-cell>
              <table:table-cell office:value-type="float" office:value="701178">
                <text:p>701178</text:p>
              </table:table-cell>
              <table:table-cell office:value-type="float" office:value="1237.8">
                <text:p>1237.8</text:p>
              </table:table-cell>
              <table:table-cell office:value-type="float" office:value="700248">
                <text:p>70024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287593">
                <text:p>6287593</text:p>
              </table:table-cell>
              <table:table-cell office:value-type="float" office:value="1239">
                <text:p>1239</text:p>
              </table:table-cell>
              <table:table-cell office:value-type="float" office:value="7151718">
                <text:p>7151718</text:p>
              </table:table-cell>
              <table:table-cell office:value-type="float" office:value="1236">
                <text:p>1236</text:p>
              </table:table-cell>
              <table:table-cell office:value-type="float" office:value="6995418.4">
                <text:p>6995418.4</text:p>
              </table:table-cell>
              <table:table-cell office:value-type="float" office:value="1237.6">
                <text:p>1237.6</text:p>
              </table:table-cell>
              <table:table-cell office:value-type="float" office:value="7009377">
                <text:p>7009377</text:p>
              </table:table-cell>
              <table:table-cell office:value-type="float" office:value="1238">
                <text:p>1238</text:p>
              </table:table-cell>
              <table:table-cell office:value-type="float" office:value="6912764">
                <text:p>6912764</text:p>
              </table:table-cell>
              <table:table-cell office:value-type="float" office:value="1236">
                <text:p>1236</text:p>
              </table:table-cell>
              <table:table-cell office:value-type="float" office:value="6861316">
                <text:p>6861316</text:p>
              </table:table-cell>
              <table:table-cell office:value-type="float" office:value="1237.6">
                <text:p>1237.6</text:p>
              </table:table-cell>
              <table:table-cell office:value-type="float" office:value="6956770">
                <text:p>6956770</text:p>
              </table:table-cell>
              <table:table-cell office:value-type="float" office:value="1238">
                <text:p>1238</text:p>
              </table:table-cell>
              <table:table-cell office:value-type="float" office:value="6662816">
                <text:p>6662816</text:p>
              </table:table-cell>
              <table:table-cell office:value-type="float" office:value="1236">
                <text:p>1236</text:p>
              </table:table-cell>
              <table:table-cell office:value-type="float" office:value="6628806.4">
                <text:p>6628806.4</text:p>
              </table:table-cell>
              <table:table-cell office:value-type="float" office:value="1238">
                <text:p>1238</text:p>
              </table:table-cell>
              <table:table-cell office:value-type="float" office:value="6661198">
                <text:p>666119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0760918">
                <text:p>60760918</text:p>
              </table:table-cell>
              <table:table-cell office:value-type="float" office:value="1239">
                <text:p>1239</text:p>
              </table:table-cell>
              <table:table-cell office:value-type="float" office:value="61761882">
                <text:p>61761882</text:p>
              </table:table-cell>
              <table:table-cell office:value-type="float" office:value="1236">
                <text:p>1236</text:p>
              </table:table-cell>
              <table:table-cell office:value-type="float" office:value="62106725.8">
                <text:p>62106725.8</text:p>
              </table:table-cell>
              <table:table-cell office:value-type="float" office:value="1237.2">
                <text:p>1237.2</text:p>
              </table:table-cell>
              <table:table-cell office:value-type="float" office:value="62398139">
                <text:p>62398139</text:p>
              </table:table-cell>
              <table:table-cell office:value-type="float" office:value="1238">
                <text:p>1238</text:p>
              </table:table-cell>
              <table:table-cell office:value-type="float" office:value="62081028">
                <text:p>62081028</text:p>
              </table:table-cell>
              <table:table-cell office:value-type="float" office:value="1236">
                <text:p>1236</text:p>
              </table:table-cell>
              <table:table-cell office:value-type="float" office:value="62024558.6">
                <text:p>62024558.6</text:p>
              </table:table-cell>
              <table:table-cell office:value-type="float" office:value="1237.6">
                <text:p>1237.6</text:p>
              </table:table-cell>
              <table:table-cell office:value-type="float" office:value="62558386">
                <text:p>62558386</text:p>
              </table:table-cell>
              <table:table-cell office:value-type="float" office:value="1238">
                <text:p>1238</text:p>
              </table:table-cell>
              <table:table-cell office:value-type="float" office:value="61775319">
                <text:p>61775319</text:p>
              </table:table-cell>
              <table:table-cell office:value-type="float" office:value="1236">
                <text:p>1236</text:p>
              </table:table-cell>
              <table:table-cell office:value-type="float" office:value="61767918.6">
                <text:p>61767918.6</text:p>
              </table:table-cell>
              <table:table-cell office:value-type="float" office:value="1237.6">
                <text:p>1237.6</text:p>
              </table:table-cell>
              <table:table-cell office:value-type="float" office:value="62101372">
                <text:p>62101372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4" chart:maximum="1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5 - Busca Tabu X Modelos de hibridização (resultado após 5 rodadas)</text:p>
        </chart:title>
        <chart:subtitle svg:x="0.516cm" svg:y="0.938cm" chart:style-name="ch3">
          <text:p>Modelos de hibridização: Tamanho da população = 12; Número de ciclos = 100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5 100C_MMM'.A1:'ABZ5 100C_MMM'.B5 'ABZ5 100C_MMM'.D1:'ABZ5 100C_MMM'.D5 'ABZ5 100C_MMM'.F1:'ABZ5 100C_MMM'.F5 'ABZ5 100C_MMM'.H1:'ABZ5 100C_MMM'.H5 'ABZ5 100C_MMM'.J1:'ABZ5 100C_MMM'.J5 'ABZ5 100C_MMM'.L1:'ABZ5 100C_MMM'.L5 'ABZ5 100C_MMM'.N1:'ABZ5 100C_MMM'.N5 'ABZ5 100C_MMM'.P1:'ABZ5 100C_MMM'.P5 'ABZ5 100C_MMM'.R1:'ABZ5 100C_MMM'.R5 'ABZ5 100C_MMM'.T1:'ABZ5 100C_MMM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5 100C_MMM'.A1:'ABZ5 100C_MMM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'.B2:'ABZ5 100C_MMM'.B5" chart:label-cell-address="'ABZ5 100C_MMM'.B1:'ABZ5 100C_MMM'.B1" chart:class="chart:scatter">
            <chart:domain table:cell-range-address="'ABZ5 100C_MMM'.A2:'ABZ5 100C_MMM'.A5"/>
            <chart:data-point chart:repeated="4"/>
          </chart:series>
          <chart:series chart:style-name="ch12" chart:values-cell-range-address="'ABZ5 100C_MMM'.D2:'ABZ5 100C_MMM'.D5" chart:label-cell-address="'ABZ5 100C_MMM'.D1:'ABZ5 100C_MMM'.D1" chart:class="chart:scatter">
            <chart:domain table:cell-range-address="'ABZ5 100C_MMM'.C2:'ABZ5 100C_MMM'.C5"/>
            <chart:data-point chart:repeated="4"/>
          </chart:series>
          <chart:series chart:style-name="ch13" chart:values-cell-range-address="'ABZ5 100C_MMM'.F2:'ABZ5 100C_MMM'.F5" chart:label-cell-address="'ABZ5 100C_MMM'.F1:'ABZ5 100C_MMM'.F1" chart:class="chart:scatter">
            <chart:domain table:cell-range-address="'ABZ5 100C_MMM'.E2:'ABZ5 100C_MMM'.E5"/>
            <chart:data-point chart:repeated="4"/>
          </chart:series>
          <chart:series chart:style-name="ch14" chart:values-cell-range-address="'ABZ5 100C_MMM'.H2:'ABZ5 100C_MMM'.H5" chart:label-cell-address="'ABZ5 100C_MMM'.H1:'ABZ5 100C_MMM'.H1" chart:class="chart:scatter">
            <chart:domain table:cell-range-address="'ABZ5 100C_MMM'.G2:'ABZ5 100C_MMM'.G5"/>
            <chart:data-point chart:repeated="4"/>
          </chart:series>
          <chart:series chart:style-name="ch15" chart:values-cell-range-address="'ABZ5 100C_MMM'.J2:'ABZ5 100C_MMM'.J5" chart:label-cell-address="'ABZ5 100C_MMM'.J1:'ABZ5 100C_MMM'.J1" chart:class="chart:scatter">
            <chart:domain table:cell-range-address="'ABZ5 100C_MMM'.I2:'ABZ5 100C_MMM'.I5"/>
            <chart:data-point chart:repeated="4"/>
          </chart:series>
          <chart:series chart:style-name="ch16" chart:values-cell-range-address="'ABZ5 100C_MMM'.L2:'ABZ5 100C_MMM'.L5" chart:label-cell-address="'ABZ5 100C_MMM'.L1:'ABZ5 100C_MMM'.L1" chart:class="chart:scatter">
            <chart:domain table:cell-range-address="'ABZ5 100C_MMM'.K2:'ABZ5 100C_MMM'.K5"/>
            <chart:data-point chart:repeated="4"/>
          </chart:series>
          <chart:series chart:style-name="ch17" chart:values-cell-range-address="'ABZ5 100C_MMM'.N2:'ABZ5 100C_MMM'.N5" chart:label-cell-address="'ABZ5 100C_MMM'.N1:'ABZ5 100C_MMM'.N1" chart:class="chart:scatter">
            <chart:domain table:cell-range-address="'ABZ5 100C_MMM'.M2:'ABZ5 100C_MMM'.M5"/>
            <chart:data-point chart:repeated="4"/>
          </chart:series>
          <chart:series chart:style-name="ch18" chart:values-cell-range-address="'ABZ5 100C_MMM'.P2:'ABZ5 100C_MMM'.P5" chart:label-cell-address="'ABZ5 100C_MMM'.P1:'ABZ5 100C_MMM'.P1" chart:class="chart:scatter">
            <chart:domain table:cell-range-address="'ABZ5 100C_MMM'.O2:'ABZ5 100C_MMM'.O5"/>
            <chart:data-point chart:repeated="4"/>
          </chart:series>
          <chart:series chart:style-name="ch19" chart:values-cell-range-address="'ABZ5 100C_MMM'.R2:'ABZ5 100C_MMM'.R5" chart:label-cell-address="'ABZ5 100C_MMM'.R1:'ABZ5 100C_MMM'.R1" chart:class="chart:scatter">
            <chart:domain table:cell-range-address="'ABZ5 100C_MMM'.Q2:'ABZ5 100C_MMM'.Q5"/>
            <chart:data-point chart:repeated="4"/>
          </chart:series>
          <chart:series chart:style-name="ch20" chart:values-cell-range-address="'ABZ5 100C_MMM'.T2:'ABZ5 100C_MMM'.T5" chart:label-cell-address="'ABZ5 100C_MMM'.T1:'ABZ5 100C_MMM'.T1" chart:class="chart:scatter">
            <chart:domain table:cell-range-address="'ABZ5 100C_MMM'.S2:'ABZ5 100C_MMM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'.B1:'ABZ5 10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5 100C_MMM'.D1:'ABZ5 100C_MMM'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5 100C_MMM'.F1:'ABZ5 100C_MMM'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5 100C_MMM'.H1:'ABZ5 100C_MMM'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5 100C_MMM'.J1:'ABZ5 100C_MMM'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5 100C_MMM'.L1:'ABZ5 100C_MMM'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5 100C_MMM'.N1:'ABZ5 100C_MMM'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5 100C_MMM'.P1:'ABZ5 100C_MMM'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5 100C_MMM'.R1:'ABZ5 100C_MMM'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5 100C_MMM'.T1:'ABZ5 100C_MMM'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5 100C_MMM'.A1:'ABZ5 100C_MMM'.A1">Soluções computadas</text:p>
              </table:table-cell>
              <table:table-cell office:value-type="float" office:value="118263">
                <text:p text:id="'ABZ5 100C_MMM'.A2:'ABZ5 100C_MMM'.A5">118263</text:p>
              </table:table-cell>
              <table:table-cell office:value-type="float" office:value="1239">
                <text:p text:id="'ABZ5 100C_MMM'.B2:'ABZ5 100C_MMM'.B5">1239</text:p>
              </table:table-cell>
              <table:table-cell office:value-type="float" office:value="99397">
                <text:p text:id="'ABZ5 100C_MMM'.C2:'ABZ5 100C_MMM'.C5">99397</text:p>
              </table:table-cell>
              <table:table-cell office:value-type="float" office:value="1239">
                <text:p text:id="'ABZ5 100C_MMM'.D2:'ABZ5 100C_MMM'.D5">1239</text:p>
              </table:table-cell>
              <table:table-cell office:value-type="float" office:value="96059.6">
                <text:p text:id="'ABZ5 100C_MMM'.E2:'ABZ5 100C_MMM'.E5">96059.6</text:p>
              </table:table-cell>
              <table:table-cell office:value-type="float" office:value="1242.8">
                <text:p text:id="'ABZ5 100C_MMM'.F2:'ABZ5 100C_MMM'.F5">1242.8</text:p>
              </table:table-cell>
              <table:table-cell office:value-type="float" office:value="90178">
                <text:p text:id="'ABZ5 100C_MMM'.G2:'ABZ5 100C_MMM'.G5">90178</text:p>
              </table:table-cell>
              <table:table-cell office:value-type="float" office:value="1250">
                <text:p text:id="'ABZ5 100C_MMM'.H2:'ABZ5 100C_MMM'.H5">1250</text:p>
              </table:table-cell>
              <table:table-cell office:value-type="float" office:value="86713">
                <text:p text:id="'ABZ5 100C_MMM'.I2:'ABZ5 100C_MMM'.I5">86713</text:p>
              </table:table-cell>
              <table:table-cell office:value-type="float" office:value="1239">
                <text:p text:id="'ABZ5 100C_MMM'.J2:'ABZ5 100C_MMM'.J5">1239</text:p>
              </table:table-cell>
              <table:table-cell office:value-type="float" office:value="89442.4">
                <text:p text:id="'ABZ5 100C_MMM'.K2:'ABZ5 100C_MMM'.K5">89442.4</text:p>
              </table:table-cell>
              <table:table-cell office:value-type="float" office:value="1243.2">
                <text:p text:id="'ABZ5 100C_MMM'.L2:'ABZ5 100C_MMM'.L5">1243.2</text:p>
              </table:table-cell>
              <table:table-cell office:value-type="float" office:value="94444">
                <text:p text:id="'ABZ5 100C_MMM'.M2:'ABZ5 100C_MMM'.M5">94444</text:p>
              </table:table-cell>
              <table:table-cell office:value-type="float" office:value="1249">
                <text:p text:id="'ABZ5 100C_MMM'.N2:'ABZ5 100C_MMM'.N5">1249</text:p>
              </table:table-cell>
              <table:table-cell office:value-type="float" office:value="82566">
                <text:p text:id="'ABZ5 100C_MMM'.O2:'ABZ5 100C_MMM'.O5">82566</text:p>
              </table:table-cell>
              <table:table-cell office:value-type="float" office:value="1239">
                <text:p text:id="'ABZ5 100C_MMM'.P2:'ABZ5 100C_MMM'.P5">1239</text:p>
              </table:table-cell>
              <table:table-cell office:value-type="float" office:value="82751.4">
                <text:p text:id="'ABZ5 100C_MMM'.Q2:'ABZ5 100C_MMM'.Q5">82751.4</text:p>
              </table:table-cell>
              <table:table-cell office:value-type="float" office:value="1246.2">
                <text:p text:id="'ABZ5 100C_MMM'.R2:'ABZ5 100C_MMM'.R5">1246.2</text:p>
              </table:table-cell>
              <table:table-cell office:value-type="float" office:value="89351">
                <text:p text:id="'ABZ5 100C_MMM'.S2:'ABZ5 100C_MMM'.S5">89351</text:p>
              </table:table-cell>
              <table:table-cell office:value-type="float" office:value="1253">
                <text:p text:id="'ABZ5 100C_MMM'.T2:'ABZ5 100C_MMM'.T5">1253</text:p>
              </table:table-cell>
            </table:table-row>
            <table:table-row>
              <table:table-cell office:value-type="string"/>
              <table:table-cell office:value-type="float" office:value="773890">
                <text:p>773890</text:p>
              </table:table-cell>
              <table:table-cell office:value-type="float" office:value="1239">
                <text:p>1239</text:p>
              </table:table-cell>
              <table:table-cell office:value-type="float" office:value="754994">
                <text:p>754994</text:p>
              </table:table-cell>
              <table:table-cell office:value-type="float" office:value="1234">
                <text:p>1234</text:p>
              </table:table-cell>
              <table:table-cell office:value-type="float" office:value="761663.8">
                <text:p>761663.8</text:p>
              </table:table-cell>
              <table:table-cell office:value-type="float" office:value="1237">
                <text:p>1237</text:p>
              </table:table-cell>
              <table:table-cell office:value-type="float" office:value="770043">
                <text:p>770043</text:p>
              </table:table-cell>
              <table:table-cell office:value-type="float" office:value="1239">
                <text:p>1239</text:p>
              </table:table-cell>
              <table:table-cell office:value-type="float" office:value="721674">
                <text:p>721674</text:p>
              </table:table-cell>
              <table:table-cell office:value-type="float" office:value="1234">
                <text:p>1234</text:p>
              </table:table-cell>
              <table:table-cell office:value-type="float" office:value="713062.6">
                <text:p>713062.6</text:p>
              </table:table-cell>
              <table:table-cell office:value-type="float" office:value="1237.6">
                <text:p>1237.6</text:p>
              </table:table-cell>
              <table:table-cell office:value-type="float" office:value="700157">
                <text:p>700157</text:p>
              </table:table-cell>
              <table:table-cell office:value-type="float" office:value="1242">
                <text:p>1242</text:p>
              </table:table-cell>
              <table:table-cell office:value-type="float" office:value="695136">
                <text:p>695136</text:p>
              </table:table-cell>
              <table:table-cell office:value-type="float" office:value="1238">
                <text:p>1238</text:p>
              </table:table-cell>
              <table:table-cell office:value-type="float" office:value="709630.2">
                <text:p>709630.2</text:p>
              </table:table-cell>
              <table:table-cell office:value-type="float" office:value="1238.2">
                <text:p>1238.2</text:p>
              </table:table-cell>
              <table:table-cell office:value-type="float" office:value="705501">
                <text:p>70550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287593">
                <text:p>6287593</text:p>
              </table:table-cell>
              <table:table-cell office:value-type="float" office:value="1239">
                <text:p>1239</text:p>
              </table:table-cell>
              <table:table-cell office:value-type="float" office:value="7252580">
                <text:p>7252580</text:p>
              </table:table-cell>
              <table:table-cell office:value-type="float" office:value="1236">
                <text:p>1236</text:p>
              </table:table-cell>
              <table:table-cell office:value-type="float" office:value="7328616.6">
                <text:p>7328616.6</text:p>
              </table:table-cell>
              <table:table-cell office:value-type="float" office:value="1236">
                <text:p>1236</text:p>
              </table:table-cell>
              <table:table-cell office:value-type="float" office:value="7399881">
                <text:p>7399881</text:p>
              </table:table-cell>
              <table:table-cell office:value-type="float" office:value="1236">
                <text:p>1236</text:p>
              </table:table-cell>
              <table:table-cell office:value-type="float" office:value="6729392">
                <text:p>6729392</text:p>
              </table:table-cell>
              <table:table-cell office:value-type="float" office:value="1236">
                <text:p>1236</text:p>
              </table:table-cell>
              <table:table-cell office:value-type="float" office:value="6821893">
                <text:p>6821893</text:p>
              </table:table-cell>
              <table:table-cell office:value-type="float" office:value="1236.4">
                <text:p>1236.4</text:p>
              </table:table-cell>
              <table:table-cell office:value-type="float" office:value="6701279">
                <text:p>6701279</text:p>
              </table:table-cell>
              <table:table-cell office:value-type="float" office:value="1238">
                <text:p>1238</text:p>
              </table:table-cell>
              <table:table-cell office:value-type="float" office:value="6763453">
                <text:p>6763453</text:p>
              </table:table-cell>
              <table:table-cell office:value-type="float" office:value="1236">
                <text:p>1236</text:p>
              </table:table-cell>
              <table:table-cell office:value-type="float" office:value="6801845.2">
                <text:p>6801845.2</text:p>
              </table:table-cell>
              <table:table-cell office:value-type="float" office:value="1236">
                <text:p>1236</text:p>
              </table:table-cell>
              <table:table-cell office:value-type="float" office:value="6862461">
                <text:p>6862461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/>
              <table:table-cell office:value-type="float" office:value="60760918">
                <text:p>60760918</text:p>
              </table:table-cell>
              <table:table-cell office:value-type="float" office:value="1239">
                <text:p>1239</text:p>
              </table:table-cell>
              <table:table-cell office:value-type="float" office:value="68695487">
                <text:p>68695487</text:p>
              </table:table-cell>
              <table:table-cell office:value-type="float" office:value="1236">
                <text:p>1236</text:p>
              </table:table-cell>
              <table:table-cell office:value-type="float" office:value="68781150.2">
                <text:p>68781150.2</text:p>
              </table:table-cell>
              <table:table-cell office:value-type="float" office:value="1236.4">
                <text:p>1236.4</text:p>
              </table:table-cell>
              <table:table-cell office:value-type="float" office:value="67533029">
                <text:p>67533029</text:p>
              </table:table-cell>
              <table:table-cell office:value-type="float" office:value="1238">
                <text:p>1238</text:p>
              </table:table-cell>
              <table:table-cell office:value-type="float" office:value="64521186">
                <text:p>64521186</text:p>
              </table:table-cell>
              <table:table-cell office:value-type="float" office:value="1236">
                <text:p>1236</text:p>
              </table:table-cell>
              <table:table-cell office:value-type="float" office:value="65236287">
                <text:p>65236287</text:p>
              </table:table-cell>
              <table:table-cell office:value-type="float" office:value="1236">
                <text:p>1236</text:p>
              </table:table-cell>
              <table:table-cell office:value-type="float" office:value="66802260">
                <text:p>66802260</text:p>
              </table:table-cell>
              <table:table-cell office:value-type="float" office:value="1236">
                <text:p>1236</text:p>
              </table:table-cell>
              <table:table-cell office:value-type="float" office:value="65418746">
                <text:p>65418746</text:p>
              </table:table-cell>
              <table:table-cell office:value-type="float" office:value="1234">
                <text:p>1234</text:p>
              </table:table-cell>
              <table:table-cell office:value-type="float" office:value="65098683.6">
                <text:p>65098683.6</text:p>
              </table:table-cell>
              <table:table-cell office:value-type="float" office:value="1236">
                <text:p>1236</text:p>
              </table:table-cell>
              <table:table-cell office:value-type="float" office:value="64992699">
                <text:p>64992699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4" chart:maximum="1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5 - Busca Tabu X Modelos de hibridização (resultado após 5 rodadas)</text:p>
        </chart:title>
        <chart:subtitle svg:x="0.516cm" svg:y="0.938cm" chart:style-name="ch3">
          <text:p>Modelos de hibridização: Tamanho da população = 12; Número de ciclos = 100; Ordem dos operadores invertida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5 100C_MMM_OI'.A1:'ABZ5 100C_MMM_OI'.B5 'ABZ5 100C_MMM_OI'.D1:'ABZ5 100C_MMM_OI'.D5 'ABZ5 100C_MMM_OI'.F1:'ABZ5 100C_MMM_OI'.F5 'ABZ5 100C_MMM_OI'.H1:'ABZ5 100C_MMM_OI'.H5 'ABZ5 100C_MMM_OI'.J1:'ABZ5 100C_MMM_OI'.J5 'ABZ5 100C_MMM_OI'.L1:'ABZ5 100C_MMM_OI'.L5 'ABZ5 100C_MMM_OI'.N1:'ABZ5 100C_MMM_OI'.N5 'ABZ5 100C_MMM_OI'.P1:'ABZ5 100C_MMM_OI'.P5 'ABZ5 100C_MMM_OI'.R1:'ABZ5 100C_MMM_OI'.R5 'ABZ5 100C_MMM_OI'.T1:'ABZ5 100C_MMM_OI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5 100C_MMM_OI'.A1:'ABZ5 100C_MMM_OI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_OI'.B2:'ABZ5 100C_MMM_OI'.B5" chart:label-cell-address="'ABZ5 100C_MMM_OI'.B1:'ABZ5 100C_MMM_OI'.B1" chart:class="chart:scatter">
            <chart:domain table:cell-range-address="'ABZ5 100C_MMM_OI'.A2:'ABZ5 100C_MMM_OI'.A5"/>
            <chart:data-point chart:repeated="4"/>
          </chart:series>
          <chart:series chart:style-name="ch12" chart:values-cell-range-address="'ABZ5 100C_MMM_OI'.D2:'ABZ5 100C_MMM_OI'.D5" chart:label-cell-address="'ABZ5 100C_MMM_OI'.D1:'ABZ5 100C_MMM_OI'.D1" chart:class="chart:scatter">
            <chart:domain table:cell-range-address="'ABZ5 100C_MMM_OI'.C2:'ABZ5 100C_MMM_OI'.C5"/>
            <chart:data-point chart:repeated="4"/>
          </chart:series>
          <chart:series chart:style-name="ch13" chart:values-cell-range-address="'ABZ5 100C_MMM_OI'.F2:'ABZ5 100C_MMM_OI'.F5" chart:label-cell-address="'ABZ5 100C_MMM_OI'.F1:'ABZ5 100C_MMM_OI'.F1" chart:class="chart:scatter">
            <chart:domain table:cell-range-address="'ABZ5 100C_MMM_OI'.E2:'ABZ5 100C_MMM_OI'.E5"/>
            <chart:data-point chart:repeated="4"/>
          </chart:series>
          <chart:series chart:style-name="ch14" chart:values-cell-range-address="'ABZ5 100C_MMM_OI'.H2:'ABZ5 100C_MMM_OI'.H5" chart:label-cell-address="'ABZ5 100C_MMM_OI'.H1:'ABZ5 100C_MMM_OI'.H1" chart:class="chart:scatter">
            <chart:domain table:cell-range-address="'ABZ5 100C_MMM_OI'.G2:'ABZ5 100C_MMM_OI'.G5"/>
            <chart:data-point chart:repeated="4"/>
          </chart:series>
          <chart:series chart:style-name="ch15" chart:values-cell-range-address="'ABZ5 100C_MMM_OI'.J2:'ABZ5 100C_MMM_OI'.J5" chart:label-cell-address="'ABZ5 100C_MMM_OI'.J1:'ABZ5 100C_MMM_OI'.J1" chart:class="chart:scatter">
            <chart:domain table:cell-range-address="'ABZ5 100C_MMM_OI'.I2:'ABZ5 100C_MMM_OI'.I5"/>
            <chart:data-point chart:repeated="4"/>
          </chart:series>
          <chart:series chart:style-name="ch16" chart:values-cell-range-address="'ABZ5 100C_MMM_OI'.L2:'ABZ5 100C_MMM_OI'.L5" chart:label-cell-address="'ABZ5 100C_MMM_OI'.L1:'ABZ5 100C_MMM_OI'.L1" chart:class="chart:scatter">
            <chart:domain table:cell-range-address="'ABZ5 100C_MMM_OI'.K2:'ABZ5 100C_MMM_OI'.K5"/>
            <chart:data-point chart:repeated="4"/>
          </chart:series>
          <chart:series chart:style-name="ch17" chart:values-cell-range-address="'ABZ5 100C_MMM_OI'.N2:'ABZ5 100C_MMM_OI'.N5" chart:label-cell-address="'ABZ5 100C_MMM_OI'.N1:'ABZ5 100C_MMM_OI'.N1" chart:class="chart:scatter">
            <chart:domain table:cell-range-address="'ABZ5 100C_MMM_OI'.M2:'ABZ5 100C_MMM_OI'.M5"/>
            <chart:data-point chart:repeated="4"/>
          </chart:series>
          <chart:series chart:style-name="ch18" chart:values-cell-range-address="'ABZ5 100C_MMM_OI'.P2:'ABZ5 100C_MMM_OI'.P5" chart:label-cell-address="'ABZ5 100C_MMM_OI'.P1:'ABZ5 100C_MMM_OI'.P1" chart:class="chart:scatter">
            <chart:domain table:cell-range-address="'ABZ5 100C_MMM_OI'.O2:'ABZ5 100C_MMM_OI'.O5"/>
            <chart:data-point chart:repeated="4"/>
          </chart:series>
          <chart:series chart:style-name="ch19" chart:values-cell-range-address="'ABZ5 100C_MMM_OI'.R2:'ABZ5 100C_MMM_OI'.R5" chart:label-cell-address="'ABZ5 100C_MMM_OI'.R1:'ABZ5 100C_MMM_OI'.R1" chart:class="chart:scatter">
            <chart:domain table:cell-range-address="'ABZ5 100C_MMM_OI'.Q2:'ABZ5 100C_MMM_OI'.Q5"/>
            <chart:data-point chart:repeated="4"/>
          </chart:series>
          <chart:series chart:style-name="ch20" chart:values-cell-range-address="'ABZ5 100C_MMM_OI'.T2:'ABZ5 100C_MMM_OI'.T5" chart:label-cell-address="'ABZ5 100C_MMM_OI'.T1:'ABZ5 100C_MMM_OI'.T1" chart:class="chart:scatter">
            <chart:domain table:cell-range-address="'ABZ5 100C_MMM_OI'.S2:'ABZ5 100C_MMM_OI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_OI'.B1:'ABZ5 10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5 100C_MMM_OI'.D1:'ABZ5 100C_MMM_OI'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5 100C_MMM_OI'.F1:'ABZ5 100C_MMM_OI'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5 100C_MMM_OI'.H1:'ABZ5 100C_MMM_OI'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5 100C_MMM_OI'.J1:'ABZ5 100C_MMM_OI'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5 100C_MMM_OI'.L1:'ABZ5 100C_MMM_OI'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5 100C_MMM_OI'.N1:'ABZ5 100C_MMM_OI'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5 100C_MMM_OI'.P1:'ABZ5 100C_MMM_OI'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5 100C_MMM_OI'.R1:'ABZ5 100C_MMM_OI'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5 100C_MMM_OI'.T1:'ABZ5 100C_MMM_OI'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5 100C_MMM_OI'.A1:'ABZ5 100C_MMM_OI'.A1">Soluções computadas</text:p>
              </table:table-cell>
              <table:table-cell office:value-type="float" office:value="118263">
                <text:p text:id="'ABZ5 100C_MMM_OI'.A2:'ABZ5 100C_MMM_OI'.A5">118263</text:p>
              </table:table-cell>
              <table:table-cell office:value-type="float" office:value="1239">
                <text:p text:id="'ABZ5 100C_MMM_OI'.B2:'ABZ5 100C_MMM_OI'.B5">1239</text:p>
              </table:table-cell>
              <table:table-cell office:value-type="float" office:value="97208">
                <text:p text:id="'ABZ5 100C_MMM_OI'.C2:'ABZ5 100C_MMM_OI'.C5">97208</text:p>
              </table:table-cell>
              <table:table-cell office:value-type="float" office:value="1239">
                <text:p text:id="'ABZ5 100C_MMM_OI'.D2:'ABZ5 100C_MMM_OI'.D5">1239</text:p>
              </table:table-cell>
              <table:table-cell office:value-type="float" office:value="98334.4">
                <text:p text:id="'ABZ5 100C_MMM_OI'.E2:'ABZ5 100C_MMM_OI'.E5">98334.4</text:p>
              </table:table-cell>
              <table:table-cell office:value-type="float" office:value="1241.2">
                <text:p text:id="'ABZ5 100C_MMM_OI'.F2:'ABZ5 100C_MMM_OI'.F5">1241.2</text:p>
              </table:table-cell>
              <table:table-cell office:value-type="float" office:value="93046">
                <text:p text:id="'ABZ5 100C_MMM_OI'.G2:'ABZ5 100C_MMM_OI'.G5">93046</text:p>
              </table:table-cell>
              <table:table-cell office:value-type="float" office:value="1244">
                <text:p text:id="'ABZ5 100C_MMM_OI'.H2:'ABZ5 100C_MMM_OI'.H5">1244</text:p>
              </table:table-cell>
              <table:table-cell office:value-type="float" office:value="94249">
                <text:p text:id="'ABZ5 100C_MMM_OI'.I2:'ABZ5 100C_MMM_OI'.I5">94249</text:p>
              </table:table-cell>
              <table:table-cell office:value-type="float" office:value="1239">
                <text:p text:id="'ABZ5 100C_MMM_OI'.J2:'ABZ5 100C_MMM_OI'.J5">1239</text:p>
              </table:table-cell>
              <table:table-cell office:value-type="float" office:value="90292.6">
                <text:p text:id="'ABZ5 100C_MMM_OI'.K2:'ABZ5 100C_MMM_OI'.K5">90292.6</text:p>
              </table:table-cell>
              <table:table-cell office:value-type="float" office:value="1247.6">
                <text:p text:id="'ABZ5 100C_MMM_OI'.L2:'ABZ5 100C_MMM_OI'.L5">1247.6</text:p>
              </table:table-cell>
              <table:table-cell office:value-type="float" office:value="85952">
                <text:p text:id="'ABZ5 100C_MMM_OI'.M2:'ABZ5 100C_MMM_OI'.M5">85952</text:p>
              </table:table-cell>
              <table:table-cell office:value-type="float" office:value="1258">
                <text:p text:id="'ABZ5 100C_MMM_OI'.N2:'ABZ5 100C_MMM_OI'.N5">1258</text:p>
              </table:table-cell>
              <table:table-cell office:value-type="float" office:value="100892">
                <text:p text:id="'ABZ5 100C_MMM_OI'.O2:'ABZ5 100C_MMM_OI'.O5">100892</text:p>
              </table:table-cell>
              <table:table-cell office:value-type="float" office:value="1239">
                <text:p text:id="'ABZ5 100C_MMM_OI'.P2:'ABZ5 100C_MMM_OI'.P5">1239</text:p>
              </table:table-cell>
              <table:table-cell office:value-type="float" office:value="101731.8">
                <text:p text:id="'ABZ5 100C_MMM_OI'.Q2:'ABZ5 100C_MMM_OI'.Q5">101731.8</text:p>
              </table:table-cell>
              <table:table-cell office:value-type="float" office:value="1242">
                <text:p text:id="'ABZ5 100C_MMM_OI'.R2:'ABZ5 100C_MMM_OI'.R5">1242</text:p>
              </table:table-cell>
              <table:table-cell office:value-type="float" office:value="98152">
                <text:p text:id="'ABZ5 100C_MMM_OI'.S2:'ABZ5 100C_MMM_OI'.S5">98152</text:p>
              </table:table-cell>
              <table:table-cell office:value-type="float" office:value="1251">
                <text:p text:id="'ABZ5 100C_MMM_OI'.T2:'ABZ5 100C_MMM_OI'.T5">1251</text:p>
              </table:table-cell>
            </table:table-row>
            <table:table-row>
              <table:table-cell office:value-type="string"/>
              <table:table-cell office:value-type="float" office:value="773890">
                <text:p>773890</text:p>
              </table:table-cell>
              <table:table-cell office:value-type="float" office:value="1239">
                <text:p>1239</text:p>
              </table:table-cell>
              <table:table-cell office:value-type="float" office:value="745833">
                <text:p>745833</text:p>
              </table:table-cell>
              <table:table-cell office:value-type="float" office:value="1234">
                <text:p>1234</text:p>
              </table:table-cell>
              <table:table-cell office:value-type="float" office:value="772822">
                <text:p>772822</text:p>
              </table:table-cell>
              <table:table-cell office:value-type="float" office:value="1237">
                <text:p>1237</text:p>
              </table:table-cell>
              <table:table-cell office:value-type="float" office:value="781445">
                <text:p>781445</text:p>
              </table:table-cell>
              <table:table-cell office:value-type="float" office:value="1239">
                <text:p>1239</text:p>
              </table:table-cell>
              <table:table-cell office:value-type="float" office:value="713437">
                <text:p>713437</text:p>
              </table:table-cell>
              <table:table-cell office:value-type="float" office:value="1234">
                <text:p>1234</text:p>
              </table:table-cell>
              <table:table-cell office:value-type="float" office:value="727689.4">
                <text:p>727689.4</text:p>
              </table:table-cell>
              <table:table-cell office:value-type="float" office:value="1236.2">
                <text:p>1236.2</text:p>
              </table:table-cell>
              <table:table-cell office:value-type="float" office:value="721180">
                <text:p>721180</text:p>
              </table:table-cell>
              <table:table-cell office:value-type="float" office:value="1239">
                <text:p>1239</text:p>
              </table:table-cell>
              <table:table-cell office:value-type="float" office:value="742455">
                <text:p>742455</text:p>
              </table:table-cell>
              <table:table-cell office:value-type="float" office:value="1234">
                <text:p>1234</text:p>
              </table:table-cell>
              <table:table-cell office:value-type="float" office:value="752938.4">
                <text:p>752938.4</text:p>
              </table:table-cell>
              <table:table-cell office:value-type="float" office:value="1237">
                <text:p>1237</text:p>
              </table:table-cell>
              <table:table-cell office:value-type="float" office:value="771693">
                <text:p>771693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287593">
                <text:p>6287593</text:p>
              </table:table-cell>
              <table:table-cell office:value-type="float" office:value="1239">
                <text:p>1239</text:p>
              </table:table-cell>
              <table:table-cell office:value-type="float" office:value="7306146">
                <text:p>7306146</text:p>
              </table:table-cell>
              <table:table-cell office:value-type="float" office:value="1236">
                <text:p>1236</text:p>
              </table:table-cell>
              <table:table-cell office:value-type="float" office:value="7441830">
                <text:p>7441830</text:p>
              </table:table-cell>
              <table:table-cell office:value-type="float" office:value="1236">
                <text:p>1236</text:p>
              </table:table-cell>
              <table:table-cell office:value-type="float" office:value="7603333">
                <text:p>7603333</text:p>
              </table:table-cell>
              <table:table-cell office:value-type="float" office:value="1236">
                <text:p>1236</text:p>
              </table:table-cell>
              <table:table-cell office:value-type="float" office:value="6801437">
                <text:p>6801437</text:p>
              </table:table-cell>
              <table:table-cell office:value-type="float" office:value="1234">
                <text:p>1234</text:p>
              </table:table-cell>
              <table:table-cell office:value-type="float" office:value="6821505.2">
                <text:p>6821505.2</text:p>
              </table:table-cell>
              <table:table-cell office:value-type="float" office:value="1236">
                <text:p>1236</text:p>
              </table:table-cell>
              <table:table-cell office:value-type="float" office:value="6784554">
                <text:p>6784554</text:p>
              </table:table-cell>
              <table:table-cell office:value-type="float" office:value="1238">
                <text:p>1238</text:p>
              </table:table-cell>
              <table:table-cell office:value-type="float" office:value="6846162">
                <text:p>6846162</text:p>
              </table:table-cell>
              <table:table-cell office:value-type="float" office:value="1234">
                <text:p>1234</text:p>
              </table:table-cell>
              <table:table-cell office:value-type="float" office:value="7250161.2">
                <text:p>7250161.2</text:p>
              </table:table-cell>
              <table:table-cell office:value-type="float" office:value="1235.6">
                <text:p>1235.6</text:p>
              </table:table-cell>
              <table:table-cell office:value-type="float" office:value="7513915">
                <text:p>751391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/>
              <table:table-cell office:value-type="float" office:value="60760918">
                <text:p>60760918</text:p>
              </table:table-cell>
              <table:table-cell office:value-type="float" office:value="1239">
                <text:p>1239</text:p>
              </table:table-cell>
              <table:table-cell office:value-type="float" office:value="67803451">
                <text:p>67803451</text:p>
              </table:table-cell>
              <table:table-cell office:value-type="float" office:value="1236">
                <text:p>1236</text:p>
              </table:table-cell>
              <table:table-cell office:value-type="float" office:value="69364749.6">
                <text:p>69364749.6</text:p>
              </table:table-cell>
              <table:table-cell office:value-type="float" office:value="1236">
                <text:p>1236</text:p>
              </table:table-cell>
              <table:table-cell office:value-type="float" office:value="70454616">
                <text:p>70454616</text:p>
              </table:table-cell>
              <table:table-cell office:value-type="float" office:value="1236">
                <text:p>1236</text:p>
              </table:table-cell>
              <table:table-cell office:value-type="float" office:value="63948594">
                <text:p>63948594</text:p>
              </table:table-cell>
              <table:table-cell office:value-type="float" office:value="1236">
                <text:p>1236</text:p>
              </table:table-cell>
              <table:table-cell office:value-type="float" office:value="64555477.4">
                <text:p>64555477.4</text:p>
              </table:table-cell>
              <table:table-cell office:value-type="float" office:value="1236">
                <text:p>1236</text:p>
              </table:table-cell>
              <table:table-cell office:value-type="float" office:value="64953484">
                <text:p>64953484</text:p>
              </table:table-cell>
              <table:table-cell office:value-type="float" office:value="1236">
                <text:p>1236</text:p>
              </table:table-cell>
              <table:table-cell office:value-type="float" office:value="67151224">
                <text:p>67151224</text:p>
              </table:table-cell>
              <table:table-cell office:value-type="float" office:value="1236">
                <text:p>1236</text:p>
              </table:table-cell>
              <table:table-cell office:value-type="float" office:value="68515824.4">
                <text:p>68515824.4</text:p>
              </table:table-cell>
              <table:table-cell office:value-type="float" office:value="1236">
                <text:p>1236</text:p>
              </table:table-cell>
              <table:table-cell office:value-type="float" office:value="69830093">
                <text:p>69830093</text:p>
              </table:table-cell>
              <table:table-cell office:value-type="float" office:value="1236">
                <text:p>12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